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Symbol" svg:font-family="Symbol" style:font-family-generic="roman" style:font-pitch="variable" style:font-charset="x-symbol"/>
    <style:font-face style:name="OpenSymbol" svg:font-family="OpenSymbol, 'Arial Unicode MS'"/>
    <style:font-face style:name="StarSymbol" svg:font-family="StarSymbol, 'Arial Unicode MS'"/>
    <style:font-face style:name="Symbol1" svg:font-family="Symbol"/>
    <style:font-face style:name="Tahoma1" svg:font-family="Tahoma, Lucidasans"/>
    <style:font-face style:name="Times" svg:font-family="Times, 'Times New Roman'"/>
    <style:font-face style:name="Luxi Mono" svg:font-family="'Luxi Mono'" style:font-family-generic="modern"/>
    <style:font-face style:name="Nimbus Mono L" svg:font-family="'Nimbus Mono L', 'Courier New'" style:font-family-generic="modern"/>
    <style:font-face style:name="Helvetica" svg:font-family="Helvetica, Arial" style:font-family-generic="swiss"/>
    <style:font-face style:name="DejaVu Sans" svg:font-family="'DejaVu Sans'" style:font-pitch="variable"/>
    <style:font-face style:name="HG Mincho Light J" svg:font-family="'HG Mincho Light J', msmincho" style:font-pitch="variable"/>
    <style:font-face style:name="Nimbus Sans L1" svg:font-family="'Nimbus Sans L', Arial"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59cm" table:align="left" style:writing-mode="lr-tb"/>
    </style:style>
    <style:style style:name="Tabla1.A" style:family="table-column">
      <style:table-column-properties style:column-width="17.059cm"/>
    </style:style>
    <style:style style:name="Tabla1.1" style:family="table-row">
      <style:table-row-properties fo:keep-together="auto"/>
    </style:style>
    <style:style style:name="Tabla1.A1" style:family="table-cell">
      <style:table-cell-properties style:vertical-align="top" fo:background-color="#e6e6e6" fo:padding="0.097cm" fo:border-left="0.1pt solid #000000" fo:border-right="0.1pt solid #000000" fo:border-top="0.1pt solid #000000" fo:border-bottom="none" style:writing-mode="lr-tb">
        <style:background-image/>
      </style:table-cell-properties>
    </style:style>
    <style:style style:name="Tabla1.A2" style:family="table-cell">
      <style:table-cell-properties style:vertical-align="top" fo:background-color="#e6e6e6" fo:padding="0.097cm" fo:border-left="0.1pt solid #000000" fo:border-right="0.1pt solid #000000" fo:border-top="none" fo:border-bottom="none" style:writing-mode="lr-tb">
        <style:background-image/>
      </style:table-cell-properties>
    </style:style>
    <style:style style:name="Tabla1.A6" style:family="table-cell">
      <style:table-cell-properties style:vertical-align="top" fo:background-color="#e6e6e6" fo:padding="0.097cm" fo:border-left="0.1pt solid #000000" fo:border-right="0.1pt solid #000000" fo:border-top="none" fo:border-bottom="0.1pt solid #000000" style:writing-mode="lr-tb">
        <style:background-image/>
      </style:table-cell-properties>
    </style:style>
    <style:style style:name="P1" style:family="paragraph" style:parent-style-name="Standard">
      <style:paragraph-properties style:snap-to-layout-grid="false"/>
      <style:text-properties fo:color="#000000" style:font-name="Times1" fo:font-size="12pt" fo:language="es" fo:country="ES" style:font-name-asian="HG Mincho Light J" style:font-size-asian="12pt" style:language-asian="zxx" style:country-asian="none" style:font-name-complex="Times1" style:font-size-complex="12pt" style:language-complex="zxx" style:country-complex="none"/>
    </style:style>
    <style:style style:name="P2" style:family="paragraph" style:parent-style-name="Standard">
      <style:text-properties fo:color="#0000ff"/>
    </style:style>
    <style:style style:name="P3" style:family="paragraph" style:parent-style-name="Standard">
      <style:text-properties fo:color="#0000ff" fo:font-size="12pt" fo:language="es" fo:country="ES" style:letter-kerning="true" style:font-size-asian="12pt" style:language-asian="zxx" style:country-asian="none" style:font-size-complex="12pt" style:language-complex="ar" style:country-complex="SA"/>
    </style:style>
    <style:style style:name="P4" style:family="paragraph" style:parent-style-name="Standard">
      <style:text-properties fo:color="#0000ff" officeooo:paragraph-rsid="00090823"/>
    </style:style>
    <style:style style:name="P5" style:family="paragraph" style:parent-style-name="Standard">
      <style:text-properties fo:color="#0000ff" officeooo:paragraph-rsid="00090823" style:font-name-asian="Nimbus Roman No9 L" style:font-name-complex="Nimbus Roman No9 L"/>
    </style:style>
    <style:style style:name="P6" style:family="paragraph" style:parent-style-name="Standard">
      <style:text-properties style:use-window-font-color="true" fo:font-size="12pt" fo:language="es" fo:country="ES" style:letter-kerning="true" style:font-size-asian="12pt" style:language-asian="zxx" style:country-asian="none" style:font-size-complex="12pt" style:language-complex="ar" style:country-complex="SA"/>
    </style:style>
    <style:style style:name="P7" style:family="paragraph" style:parent-style-name="Standard">
      <style:text-properties officeooo:paragraph-rsid="00090823"/>
    </style:style>
    <style:style style:name="P8" style:family="paragraph" style:parent-style-name="Standard">
      <style:paragraph-properties fo:margin-left="2.205cm" fo:margin-right="0cm" fo:text-indent="0cm" style:auto-text-indent="false" style:snap-to-layout-grid="false"/>
      <style:text-properties fo:color="#000000" style:font-name="Times1" fo:font-size="12pt" fo:language="es" fo:country="ES" style:font-size-asian="12pt" style:language-asian="zxx" style:country-asian="none" style:font-name-complex="Times1" style:font-size-complex="12pt" style:language-complex="zxx" style:country-complex="none"/>
    </style:style>
    <style:style style:name="P9" style:family="paragraph" style:parent-style-name="Standard">
      <style:paragraph-properties fo:margin-left="2.205cm" fo:margin-right="0cm" fo:text-indent="0cm" style:auto-text-indent="false"/>
      <style:text-properties fo:color="#000000" fo:font-size="12pt" fo:language="es" fo:country="ES" style:font-size-asian="12pt" style:language-asian="zxx" style:country-asian="none" style:font-size-complex="12pt" style:language-complex="zxx" style:country-complex="none"/>
    </style:style>
    <style:style style:name="P10" style:family="paragraph" style:parent-style-name="Standard">
      <style:paragraph-properties fo:margin-left="2.205cm" fo:margin-right="0cm" fo:text-indent="0cm" style:auto-text-indent="false"/>
      <style:text-properties fo:color="#000000" fo:font-size="12pt" fo:language="es" fo:country="ES" style:font-name-asian="HG Mincho Light J" style:font-size-asian="12pt" style:language-asian="zxx" style:country-asian="none" style:font-name-complex="Arial Unicode MS" style:font-size-complex="12pt" style:language-complex="zxx" style:country-complex="none"/>
    </style:style>
    <style:style style:name="P11" style:family="paragraph" style:parent-style-name="Standard">
      <style:paragraph-properties fo:margin-left="0cm" fo:margin-right="0cm" fo:text-indent="0.661cm" style:auto-text-indent="false"/>
    </style:style>
    <style:style style:name="P12" style:family="paragraph" style:parent-style-name="Standard">
      <style:paragraph-properties fo:margin-left="0cm" fo:margin-right="0cm" fo:text-indent="0.661cm" style:auto-text-indent="false"/>
      <style:text-properties fo:color="#000000" fo:font-size="12pt" fo:language="es" fo:country="ES" style:font-size-asian="12pt" style:language-asian="zxx" style:country-asian="none" style:font-size-complex="12pt" style:language-complex="zxx" style:country-complex="none"/>
    </style:style>
    <style:style style:name="P13" style:family="paragraph" style:parent-style-name="Standard">
      <style:paragraph-properties fo:margin-left="0cm" fo:margin-right="0cm" fo:text-indent="0.661cm" style:auto-text-indent="false"/>
      <style:text-properties fo:color="#000000" fo:font-size="12pt" fo:language="es" fo:country="ES" officeooo:paragraph-rsid="0004e03f" style:font-size-asian="12pt" style:language-asian="zxx" style:country-asian="none" style:font-size-complex="12pt" style:language-complex="zxx" style:country-complex="none"/>
    </style:style>
    <style:style style:name="P14" style:family="paragraph" style:parent-style-name="Standard">
      <style:paragraph-properties fo:margin-left="0cm" fo:margin-right="0cm" fo:text-indent="0.661cm" style:auto-text-indent="false"/>
      <style:text-properties fo:color="#000000" fo:font-size="12pt" fo:language="es" fo:country="ES" style:font-name-asian="HG Mincho Light J" style:font-size-asian="12pt" style:language-asian="zxx" style:country-asian="none" style:font-name-complex="Arial Unicode MS" style:font-size-complex="12pt" style:language-complex="zxx" style:country-complex="none"/>
    </style:style>
    <style:style style:name="P15" style:family="paragraph" style:parent-style-name="Standard">
      <style:paragraph-properties fo:margin-left="0cm" fo:margin-right="0cm" fo:text-indent="0.661cm" style:auto-text-indent="false"/>
      <style:text-properties fo:color="#000000" fo:font-size="12pt" fo:language="es" fo:country="ES" officeooo:paragraph-rsid="0004e03f" style:font-name-asian="HG Mincho Light J" style:font-size-asian="12pt" style:language-asian="zxx" style:country-asian="none" style:font-size-complex="12pt" style:language-complex="zxx" style:country-complex="none"/>
    </style:style>
    <style:style style:name="P16" style:family="paragraph" style:parent-style-name="Standard">
      <style:paragraph-properties fo:margin-left="0cm" fo:margin-right="0cm" fo:text-indent="0.661cm" style:auto-text-indent="false"/>
      <style:text-properties fo:color="#000000" style:font-name="Times1" fo:font-size="12pt" fo:language="es" fo:country="ES" fo:font-style="normal" fo:font-weight="normal" officeooo:paragraph-rsid="0004e03f" fo:background-color="transparent"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P17" style:family="paragraph" style:parent-style-name="Text_20_body">
      <style:paragraph-properties>
        <style:tab-stops>
          <style:tab-stop style:position="0cm"/>
        </style:tab-stops>
      </style:paragraph-properties>
    </style:style>
    <style:style style:name="P18" style:family="paragraph" style:parent-style-name="Text_20_body">
      <style:paragraph-properties>
        <style:tab-stops>
          <style:tab-stop style:position="0cm"/>
        </style:tab-stops>
      </style:paragraph-properties>
      <style:text-properties fo:color="#0000ff"/>
    </style:style>
    <style:style style:name="P19" style:family="paragraph" style:parent-style-name="Text_20_body">
      <style:text-properties style:text-underline-style="solid" style:text-underline-width="auto" style:text-underline-color="font-color"/>
    </style:style>
    <style:style style:name="P20" style:family="paragraph" style:parent-style-name="Standard">
      <style:paragraph-properties fo:margin-left="0.635cm" fo:margin-right="0cm" fo:text-indent="0cm" style:auto-text-indent="false"/>
      <style:text-properties fo:color="#000000" style:font-name="Times1" fo:font-size="12pt" fo:language="es" fo:country="ES" fo:font-style="normal" fo:font-weight="normal" officeooo:paragraph-rsid="0004e03f" fo:background-color="transparent"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P21" style:family="paragraph" style:parent-style-name="Standard">
      <style:paragraph-properties fo:margin-left="0.635cm" fo:margin-right="0cm" fo:text-indent="0cm" style:auto-text-indent="false"/>
      <style:text-properties fo:color="#000000" style:font-name="Times1" fo:font-size="12pt" fo:language="es" fo:country="ES" fo:font-style="normal" fo:font-weight="normal" officeooo:paragraph-rsid="0004e03f" fo:background-color="transparent" style:font-size-asian="12pt" style:font-style-asian="normal" style:font-weight-asian="normal" style:font-name-complex="Times1"/>
    </style:style>
    <style:style style:name="P22" style:family="paragraph" style:parent-style-name="Standard">
      <style:paragraph-properties fo:margin-left="0.635cm" fo:margin-right="0cm" fo:text-indent="0cm" style:auto-text-indent="false"/>
      <style:text-properties fo:color="#000000" style:font-name="Times1" fo:font-size="12pt" fo:language="es" fo:country="ES" fo:font-style="normal" fo:font-weight="bold" officeooo:paragraph-rsid="0004e03f" fo:background-color="transparent" style:font-size-asian="12pt" style:font-style-asian="normal" style:font-weight-asian="bold" style:font-name-complex="Times1" style:font-weight-complex="bold"/>
    </style:style>
    <style:style style:name="P23" style:family="paragraph" style:parent-style-name="Predeterminado_7e_LT_7e_Gliederung_20_1" style:master-page-name="">
      <style:paragraph-properties fo:margin-left="0cm" fo:margin-right="0cm" fo:margin-top="0.282cm" fo:margin-bottom="0cm" loext:contextual-spacing="false" style:line-height-at-least="0.176cm" fo:text-align="justify" style:justify-single-word="false" fo:orphans="0" fo:widows="0" fo:hyphenation-ladder-count="no-limit" fo:text-indent="0.7cm" style:auto-text-indent="false" style:page-number="auto" style:text-autospace="none" style:punctuation-wrap="hanging" style:line-break="strict" style:writing-mode="lr-tb">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0000" style:text-outline="false" style:text-line-through-style="none" style:text-line-through-type="none" style:font-name="Nimbus Roman No9 L" fo:font-size="12pt" fo:language="es" fo:country="ES" fo:font-style="normal" fo:text-shadow="none" style:text-underline-style="none" fo:font-weight="normal" officeooo:paragraph-rsid="000b3957"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fo:hyphenate="false" fo:hyphenation-remain-char-count="2" fo:hyphenation-push-char-count="2"/>
    </style:style>
    <style:style style:name="P24" style:family="paragraph" style:parent-style-name="Predeterminado_7e_LT_7e_Gliederung_20_1">
      <style:paragraph-properties fo:margin-left="0cm" fo:margin-right="0cm" fo:margin-top="0.282cm" fo:margin-bottom="0cm" loext:contextual-spacing="false" style:line-height-at-least="0.176cm" fo:text-align="justify" style:justify-single-word="false" fo:orphans="0" fo:widows="0" fo:hyphenation-ladder-count="no-limit" fo:text-indent="0.7cm" style:auto-text-indent="false" style:text-autospace="none" style:punctuation-wrap="hanging" style:line-break="strict" style:writing-mode="lr-tb">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0000" style:text-outline="false" style:text-line-through-style="none" style:text-line-through-type="none" style:font-name="Nimbus Roman No9 L" fo:font-size="12pt" fo:language="es" fo:country="ES" fo:font-style="normal" fo:text-shadow="none" style:text-underline-style="none" fo:font-weight="normal" officeooo:paragraph-rsid="000b3957"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fo:hyphenate="false" fo:hyphenation-remain-char-count="2" fo:hyphenation-push-char-count="2"/>
    </style:style>
    <style:style style:name="P25" style:family="paragraph" style:parent-style-name="Standard">
      <style:text-properties officeooo:paragraph-rsid="000c8efb"/>
    </style:style>
    <style:style style:name="P26" style:family="paragraph" style:parent-style-name="Standard">
      <style:paragraph-properties fo:margin-left="0.635cm" fo:margin-right="0cm" fo:text-indent="0cm" style:auto-text-indent="false"/>
      <style:text-properties fo:color="#000000" style:font-name="Times1" fo:font-size="12pt" fo:language="es" fo:country="ES" fo:font-style="normal" fo:font-weight="normal" officeooo:rsid="0004e03f" officeooo:paragraph-rsid="0004e03f" fo:background-color="transparent"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P27" style:family="paragraph" style:parent-style-name="Text_20_body">
      <style:paragraph-properties fo:margin-left="0cm" fo:margin-right="0cm" fo:text-indent="0cm" style:auto-text-indent="false"/>
      <style:text-properties officeooo:paragraph-rsid="000ea51c"/>
    </style:style>
    <style:style style:name="P28" style:family="paragraph" style:parent-style-name="Text_20_body">
      <style:paragraph-properties fo:margin-left="0cm" fo:margin-right="0cm" fo:text-indent="0cm" style:auto-text-indent="false"/>
      <style:text-properties officeooo:rsid="00104d61" officeooo:paragraph-rsid="00104d61"/>
    </style:style>
    <style:style style:name="P29" style:family="paragraph" style:parent-style-name="Text_20_body">
      <style:paragraph-properties fo:margin-left="0cm" fo:margin-right="0cm" fo:text-indent="0cm" style:auto-text-indent="false"/>
      <style:text-properties fo:font-weight="bold" officeooo:rsid="00104d61" officeooo:paragraph-rsid="00104d61" style:font-weight-asian="bold" style:font-weight-complex="bold"/>
    </style:style>
    <style:style style:name="P30" style:family="paragraph" style:parent-style-name="Text_20_body">
      <style:paragraph-properties fo:margin-left="0cm" fo:margin-right="0cm" fo:text-indent="0cm" style:auto-text-indent="false"/>
      <style:text-properties officeooo:rsid="00119f46" officeooo:paragraph-rsid="00119f46"/>
    </style:style>
    <style:style style:name="P31" style:family="paragraph" style:parent-style-name="Heading_20_3">
      <style:text-properties fo:color="#000000"/>
    </style:style>
    <style:style style:name="P32" style:family="paragraph" style:parent-style-name="Heading_20_2">
      <style:paragraph-properties>
        <style:tab-stops>
          <style:tab-stop style:position="0cm"/>
        </style:tab-stops>
      </style:paragraph-properties>
      <style:text-properties fo:color="#000000" fo:font-size="18pt" fo:language="es" fo:country="ES" fo:font-weight="bold" officeooo:rsid="0004e03f" style:font-name-asian="Nimbus Sans L1" style:font-size-asian="18pt" style:language-asian="zxx" style:country-asian="none" style:font-weight-asian="bold" style:font-name-complex="Tahoma" style:font-size-complex="18pt" style:language-complex="zxx" style:country-complex="none" style:font-weight-complex="bold"/>
    </style:style>
    <style:style style:name="P33" style:family="paragraph" style:parent-style-name="Heading_20_2">
      <style:paragraph-properties fo:margin-left="0cm" fo:margin-right="0cm" style:line-height-at-least="0.176cm" fo:text-align="justify" style:justify-single-word="false" fo:text-indent="0cm" style:auto-text-indent="false"/>
      <style:text-properties fo:color="#000000" style:text-outline="false" style:text-line-through-style="none" style:text-line-through-type="none" style:font-name="Nimbus Roman No9 L" fo:font-size="18pt" fo:language="es" fo:country="ES" fo:font-style="normal" fo:text-shadow="none" style:text-underline-style="none" fo:font-weight="bold" officeooo:paragraph-rsid="000b3957" fo:background-color="transparent" style:font-name-asian="Nimbus Sans L1" style:font-size-asian="18pt" style:language-asian="zxx" style:country-asian="none" style:font-style-asian="normal" style:font-weight-asian="bold" style:font-name-complex="Tahoma" style:font-size-complex="18pt" style:language-complex="zxx" style:country-complex="none" style:font-style-complex="normal" style:font-weight-complex="bold" style:text-emphasize="none"/>
    </style:style>
    <style:style style:name="P34" style:family="paragraph" style:parent-style-name="Heading_20_2">
      <style:paragraph-properties fo:margin-left="0cm" fo:margin-right="0cm" fo:text-indent="0cm" style:auto-text-indent="false"/>
      <style:text-properties fo:color="#000000" style:font-name="Times1" fo:font-size="12pt" fo:language="es" fo:country="ES" fo:font-style="normal" fo:font-weight="normal" officeooo:rsid="0004e03f" officeooo:paragraph-rsid="000ea51c" fo:background-color="transparent"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P35" style:family="paragraph" style:parent-style-name="Heading_20_2">
      <style:paragraph-properties fo:margin-left="0cm" fo:margin-right="0cm" fo:text-indent="0cm" style:auto-text-indent="false"/>
      <style:text-properties fo:color="#000000" style:font-name="Nimbus Roman No9 L" fo:font-size="18pt" fo:language="es" fo:country="ES" fo:font-style="normal" fo:font-weight="bold" officeooo:rsid="000f9eac" officeooo:paragraph-rsid="000f9eac" fo:background-color="transparent" style:font-name-asian="Nimbus Sans L1" style:font-size-asian="18pt" style:language-asian="zxx" style:country-asian="none" style:font-style-asian="normal" style:font-weight-asian="bold" style:font-name-complex="Tahoma" style:font-size-complex="18pt" style:language-complex="zxx" style:country-complex="none" style:font-weight-complex="bold"/>
    </style:style>
    <style:style style:name="P36" style:family="paragraph" style:parent-style-name="Heading_20_2">
      <style:paragraph-properties fo:margin-left="0cm" fo:margin-right="0cm" fo:text-indent="0cm" style:auto-text-indent="false"/>
      <style:text-properties officeooo:rsid="00104d61" officeooo:paragraph-rsid="00104d61"/>
    </style:style>
    <style:style style:name="P37" style:family="paragraph" style:parent-style-name="Predeterminado_7e_LT_7e_Gliederung_20_1">
      <style:paragraph-properties fo:margin-left="0cm" fo:margin-right="0cm" fo:margin-top="0.282cm" fo:margin-bottom="0cm" loext:contextual-spacing="false" style:line-height-at-least="0.176cm" fo:text-align="justify" style:justify-single-word="false" fo:orphans="0" fo:widows="0" fo:hyphenation-ladder-count="no-limit" fo:text-indent="0.7cm" style:auto-text-indent="false" style:text-autospace="none" style:punctuation-wrap="hanging" style:line-break="strict" style:writing-mode="lr-tb">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0000" style:text-outline="false" style:text-line-through-style="none" style:text-line-through-type="none" style:font-name="Nimbus Roman No9 L" fo:font-size="12pt" fo:language="es" fo:country="ES" fo:font-style="normal" fo:text-shadow="none" style:text-underline-style="none" fo:font-weight="normal" officeooo:paragraph-rsid="000b3957"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fo:hyphenate="false" fo:hyphenation-remain-char-count="2" fo:hyphenation-push-char-count="2"/>
    </style:style>
    <style:style style:name="P38" style:family="paragraph" style:parent-style-name="Predeterminado_7e_LT_7e_Gliederung_20_1">
      <style:paragraph-properties fo:margin-left="0cm" fo:margin-right="0cm" fo:margin-top="0.282cm" fo:margin-bottom="0cm" loext:contextual-spacing="false" style:line-height-at-least="0.176cm" fo:text-align="justify" style:justify-single-word="false" fo:orphans="0" fo:widows="0" fo:hyphenation-ladder-count="no-limit" fo:text-indent="0cm" style:auto-text-indent="false" style:text-autospace="none" style:punctuation-wrap="hanging" style:line-break="strict" style:writing-mode="lr-tb">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0000" style:text-outline="false" style:text-line-through-style="none" style:text-line-through-type="none" style:font-name="Nimbus Roman No9 L" fo:font-size="12pt" fo:language="es" fo:country="ES" fo:font-style="normal" fo:text-shadow="none" style:text-underline-style="none" fo:font-weight="normal" officeooo:paragraph-rsid="000b3957"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fo:hyphenate="false" fo:hyphenation-remain-char-count="2" fo:hyphenation-push-char-count="2"/>
    </style:style>
    <style:style style:name="P39" style:family="paragraph" style:parent-style-name="Heading_20_1" style:master-page-name="Standard">
      <style:paragraph-properties style:page-number="auto"/>
    </style:style>
    <style:style style:name="T1" style:family="text">
      <style:text-properties style:font-name-asian="Nimbus Roman No9 L" style:font-name-complex="Nimbus Roman No9 L"/>
    </style:style>
    <style:style style:name="T2" style:family="text">
      <style:text-properties style:font-name-asian="HG Mincho Light J"/>
    </style:style>
    <style:style style:name="T3" style:family="text">
      <style:text-properties style:font-name-asian="HG Mincho Light J" style:font-name-complex="Arial Unicode MS"/>
    </style:style>
    <style:style style:name="T4" style:family="text">
      <style:text-properties officeooo:rsid="0004e03f" style:font-name-asian="HG Mincho Light J" style:font-name-complex="Arial Unicode MS"/>
    </style:style>
    <style:style style:name="T5" style:family="text">
      <style:text-properties officeooo:rsid="00049f63" style:font-name-asian="HG Mincho Light J"/>
    </style:style>
    <style:style style:name="T6" style:family="text">
      <style:text-properties style:font-name-asian="Times1"/>
    </style:style>
    <style:style style:name="T7" style:family="text">
      <style:text-properties style:font-name-asian="DejaVu Sans" style:font-name-complex="DejaVu Sans"/>
    </style:style>
    <style:style style:name="T8" style:family="text">
      <style:text-properties style:font-name-asian="Helvetica" style:font-name-complex="Helvetica"/>
    </style:style>
    <style:style style:name="T9" style:family="text">
      <style:text-properties style:font-name-asian="Times New Roman" style:font-name-complex="Times New Roman"/>
    </style:style>
    <style:style style:name="T10" style:family="text">
      <style:text-properties fo:color="#000000" style:font-name="Times1" fo:font-size="12pt" fo:language="es" fo:country="ES" fo:font-style="normal" fo:font-weight="normal" fo:background-color="transparent" loext:char-shading-value="0"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T11" style:family="text">
      <style:text-properties fo:color="#000000" style:font-name="Times1" fo:font-size="12pt" fo:language="es" fo:country="ES" fo:font-style="normal" fo:font-weight="normal" officeooo:rsid="0004e03f" fo:background-color="transparent" loext:char-shading-value="0"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T12" style:family="text">
      <style:text-properties fo:color="#000000" style:font-name="Times1" fo:font-size="12pt" fo:language="es" fo:country="ES" fo:font-style="normal" fo:font-weight="normal" officeooo:rsid="0005aa29" fo:background-color="transparent" loext:char-shading-value="0"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T13" style:family="text">
      <style:text-properties fo:color="#000000" style:font-name="Times1" fo:font-size="12pt" fo:language="es" fo:country="ES" fo:font-style="normal" fo:font-weight="normal" officeooo:rsid="000f9eac" fo:background-color="transparent" loext:char-shading-value="0"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T14" style:family="text">
      <style:text-properties fo:color="#000000" style:font-name="Times1" fo:font-size="12pt" fo:language="es" fo:country="ES" fo:font-style="normal" fo:font-weight="normal" officeooo:rsid="00132cc8" fo:background-color="transparent" loext:char-shading-value="0" style:font-name-asian="HG Mincho Light J" style:font-size-asian="12pt" style:language-asian="zxx" style:country-asian="none" style:font-style-asian="normal" style:font-weight-asian="normal" style:font-name-complex="Times1" style:font-size-complex="12pt" style:language-complex="zxx" style:country-complex="none"/>
    </style:style>
    <style:style style:name="T15" style:family="text">
      <style:text-properties fo:color="#000000" style:font-name="Times1" fo:font-size="12pt" fo:language="es" fo:country="ES" fo:font-style="normal" fo:font-weight="bold" officeooo:rsid="000f9eac" fo:background-color="transparent" loext:char-shading-value="0" style:font-name-asian="HG Mincho Light J" style:font-size-asian="12pt" style:language-asian="zxx" style:country-asian="none" style:font-style-asian="normal" style:font-weight-asian="bold" style:font-name-complex="Times1" style:font-size-complex="12pt" style:language-complex="zxx" style:country-complex="none" style:font-weight-complex="bold"/>
    </style:style>
    <style:style style:name="T16" style:family="text">
      <style:text-properties fo:color="#000000" style:font-name="Times1" fo:font-size="12pt" fo:language="es" fo:country="ES" fo:font-style="normal" fo:background-color="transparent" loext:char-shading-value="0" style:font-name-asian="HG Mincho Light J" style:font-size-asian="12pt" style:language-asian="zxx" style:country-asian="none" style:font-style-asian="normal" style:font-name-complex="Times1" style:font-size-complex="12pt" style:language-complex="zxx" style:country-complex="none"/>
    </style:style>
    <style:style style:name="T17" style:family="text">
      <style:text-properties fo:font-size="12pt" fo:language="es" fo:country="ES" style:font-name-asian="HG Mincho Light J" style:font-size-asian="12pt" style:language-asian="zxx" style:country-asian="none" style:font-name-complex="Arial Unicode MS" style:font-size-complex="12pt" style:language-complex="zxx" style:country-complex="none"/>
    </style:style>
    <style:style style:name="T18" style:family="text">
      <style:text-properties fo:color="#0000ff"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9" style:family="text">
      <style:text-properties fo:color="#0000ff" fo:font-size="12pt" fo:language="es" fo:country="ES" style:font-name-asian="Nimbus Roman No9 L" style:font-size-asian="12pt" style:language-asian="zxx" style:country-asian="none" style:font-name-complex="Nimbus Roman No9 L" style:font-size-complex="12pt" style:language-complex="ar" style:country-complex="SA"/>
    </style:style>
    <style:style style:name="T20" style:family="text">
      <style:text-properties fo:color="#0000ff" fo:font-size="12pt" fo:language="es" fo:country="ES" officeooo:rsid="00049f63" style:font-name-asian="Nimbus Roman No9 L" style:font-size-asian="12pt" style:language-asian="zxx" style:country-asian="none" style:font-name-complex="Nimbus Roman No9 L" style:font-size-complex="12pt" style:language-complex="ar" style:country-complex="SA"/>
    </style:style>
    <style:style style:name="T21" style:family="text">
      <style:text-properties fo:color="#0000ff" fo:font-size="12pt" fo:language="es" fo:country="ES" style:font-size-asian="12pt" style:language-asian="zxx" style:country-asian="none" style:font-size-complex="12pt" style:language-complex="ar" style:country-complex="SA"/>
    </style:style>
    <style:style style:name="T22" style:family="text">
      <style:text-properties fo:color="#0000ff" fo:language="es" fo:country="ES" style:language-asian="zxx" style:country-asian="none" style:language-complex="zxx" style:country-complex="none"/>
    </style:style>
    <style:style style:name="T23" style:family="text">
      <style:text-properties fo:font-style="italic" style:font-style-asian="italic" style:font-style-complex="italic"/>
    </style:style>
    <style:style style:name="T24" style:family="text">
      <style:text-properties officeooo:rsid="00049f63"/>
    </style:style>
    <style:style style:name="T25" style:family="text">
      <style:text-properties officeooo:rsid="0004e03f"/>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style:font-name="Times1" fo:font-style="normal" fo:font-weight="normal" fo:background-color="transparent" loext:char-shading-value="0" style:font-style-asian="normal" style:font-weight-asian="normal" style:font-name-complex="Times1"/>
    </style:style>
    <style:style style:name="T29" style:family="text">
      <style:text-properties style:font-name="Times1" fo:font-style="normal" fo:font-weight="normal" officeooo:rsid="0004e03f" fo:background-color="transparent" loext:char-shading-value="0" style:font-style-asian="normal" style:font-weight-asian="normal" style:font-name-complex="Times1"/>
    </style:style>
    <style:style style:name="T30" style:family="text">
      <style:text-properties style:font-name-complex="Arial Unicode MS"/>
    </style:style>
    <style:style style:name="T31" style:family="text">
      <style:text-properties officeooo:rsid="0005aa29"/>
    </style:style>
    <style:style style:name="T32" style:family="text">
      <style:text-properties officeooo:rsid="000b3957"/>
    </style:style>
    <style:style style:name="T33" style:family="text">
      <style:text-properties officeooo:rsid="000c8efb"/>
    </style:style>
    <style:style style:name="T34" style:family="text">
      <style:text-properties officeooo:rsid="000f9e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3">PRAKTIKA:</text:span><text:span text:style-name="T1"> </text:span>C<text:span text:style-name="T1"> </text:span>lengoaia<text:span text:style-name="T1"> </text:span>erabiliz<text:span text:style-name="T1"> </text:span>aplikazioak<text:span text:style-name="T1"> </text:span>sortu<text:span text:style-name="T1"> </text:span>(I)</text:h>
      <table:table table:name="Tabla1" table:style-name="Tabla1">
        <table:table-column table:style-name="Tabla1.A"/>
        <table:table-header-rows>
          <table:table-row table:style-name="Tabla1.1">
            <table:table-cell table:style-name="Tabla1.A1" office:value-type="string">
              <text:p text:style-name="P1">Helburuak:</text:p>
            </table:table-cell>
          </table:table-row>
        </table:table-header-rows>
        <table:table-row table:style-name="Tabla1.1">
          <table:table-cell table:style-name="Tabla1.A2" office:value-type="string">
            <text:p text:style-name="P8"><text:span text:style-name="T2">-Cko</text:span><text:span text:style-name="T6"> </text:span>komandoak<text:span text:style-name="T6"> </text:span>erabili</text:p>
          </table:table-cell>
        </table:table-row>
        <table:table-row table:style-name="Tabla1.1">
          <table:table-cell table:style-name="Tabla1.A2" office:value-type="string">
            <text:p text:style-name="P8"><text:span text:style-name="T2">-Cko</text:span><text:span text:style-name="T6"> </text:span>liburutegiak<text:span text:style-name="T6"> </text:span>eta<text:span text:style-name="T6"> </text:span>erazagupen<text:span text:style-name="T6"> </text:span>edo<text:span text:style-name="T6"> </text:span>prototipo<text:span text:style-name="T6"> </text:span>fitxategiak</text:p>
          </table:table-cell>
        </table:table-row>
        <table:table-row table:style-name="Tabla1.1">
          <table:table-cell table:style-name="Tabla1.A2" office:value-type="string">
            <text:p text:style-name="P8"><text:span text:style-name="T2">-</text:span><text:span text:style-name="T5">K</text:span><text:span text:style-name="T2">onpiladorea</text:span><text:span text:style-name="T5">ren urratsak eta erabilera</text:span></text:p>
            <text:p text:style-name="P8">-<text:span text:style-name="T24">Fitxategien kudeaketa c-ko liburutegiak erabiliz</text:span></text:p>
          </table:table-cell>
        </table:table-row>
        <table:table-row table:style-name="Tabla1.1">
          <table:table-cell table:style-name="Tabla1.A2" office:value-type="string">
            <text:p text:style-name="P8"><text:span text:style-name="T2">-Liburutegi</text:span><text:span text:style-name="T6"> </text:span>estatikoak<text:span text:style-name="T6"> </text:span>eta<text:span text:style-name="T6"> </text:span>dinamikoak</text:p>
          </table:table-cell>
        </table:table-row>
        <table:table-row table:style-name="Tabla1.1">
          <table:table-cell table:style-name="Tabla1.A6" office:value-type="string">
            <text:p text:style-name="P8"><text:span text:style-name="T2">-Proiektuen</text:span><text:span text:style-name="T6"> </text:span>kudeaketa:<text:span text:style-name="T6"> </text:span>make<text:span text:style-name="T6"> </text:span>erabiliz</text:p>
          </table:table-cell>
        </table:table-row>
      </table:table>
      <text:p text:style-name="Standard"/>
      <text:h text:style-name="Heading_20_2" text:outline-level="2"><text:span text:style-name="T24">Programatzeko instalatu beharreko paketeak instalatzen daki</text:span>:</text:h>
      <text:p text:style-name="Text_20_body"><text:span text:style-name="T7">Instalatu</text:span><text:span text:style-name="T8"> </text:span>hurrengo<text:span text:style-name="T8"> </text:span>aplikazioak:<text:span text:style-name="T8"> </text:span>liburutegi,<text:span text:style-name="T8"> </text:span>komando<text:span text:style-name="T8"> </text:span>eta<text:span text:style-name="T8"> </text:span>dokumantazioa<text:span text:style-name="T8"> </text:span></text:p>
      <text:p text:style-name="P6"><text:span text:style-name="T9">C</text:span><text:span text:style-name="T1"> </text:span>programatzeko<text:span text:style-name="T1"> </text:span>,<text:span text:style-name="T1"> </text:span>eta<text:span text:style-name="T1"> </text:span>Cko<text:span text:style-name="T1"> </text:span>liburutegiak<text:span text:style-name="T1"> </text:span>erabiltzeko,<text:span text:style-name="T1"> </text:span>hurrengo<text:span text:style-name="T1"> </text:span>aplikazioak<text:span text:style-name="T1"> </text:span>instalatu:</text:p>
      <text:p text:style-name="P3">sudo apt-get update</text:p>
      <text:p text:style-name="P7"><text:span text:style-name="T18">sudo</text:span><text:span text:style-name="T19"> </text:span><text:span text:style-name="T21">apt-get</text:span><text:span text:style-name="T19"> </text:span><text:span text:style-name="T21">install</text:span><text:span text:style-name="T19"> </text:span><text:span text:style-name="T21">build-essential</text:span><text:span text:style-name="T19"> </text:span></text:p>
      <text:p text:style-name="P7"><text:span text:style-name="T19">//</text:span><text:span text:style-name="T20">programatzeko beharrezkoak diren paketeak instatzen ditu</text:span></text:p>
      <text:p text:style-name="Standard">Gainera<text:span text:style-name="T1"> </text:span>laguntza<text:span text:style-name="T1"> </text:span>eta<text:span text:style-name="T1"> </text:span>dokumentazio<text:span text:style-name="T1"> </text:span>instalatzeko:</text:p>
      <text:p text:style-name="P4"><text:span text:style-name="T1">sudo apt-get install <text:s/></text:span>debian-keyring<text:span text:style-name="T1"> </text:span></text:p>
      <text:p text:style-name="P5">//GnuPG keys of Debian Developers</text:p>
      <text:p text:style-name="P4"><text:span text:style-name="T1">sudo apt-get install <text:s/></text:span>gcc-4.6-doc<text:span text:style-name="T1"> </text:span></text:p>
      <text:p text:style-name="P5">//Documentation for the GNU compilers (gcc, gobjc, g++) </text:p>
      <text:p text:style-name="P4">sudo<text:span text:style-name="T1"> </text:span>apt-get<text:span text:style-name="T1"> </text:span>install<text:span text:style-name="T1"> <text:s/></text:span>glibc-doc </text:p>
      <text:p text:style-name="P4">//<text:span text:style-name="T1">Embedded GNU C Library: Documentation</text:span></text:p>
      <text:p text:style-name="P4"><text:span text:style-name="T1">sudo apt-get install <text:s/></text:span>manpages-dev </text:p>
      <text:p text:style-name="P4">//Manual pages about using GNU/Linux for development</text:p>
      <text:p text:style-name="Standard">POSIX<text:span text:style-name="T1"> </text:span>komandoen<text:span text:style-name="T1"> </text:span>laguntza<text:span text:style-name="T1"> </text:span>erabiltzeko:</text:p>
      <text:p text:style-name="P2">sudo<text:span text:style-name="T1"> </text:span>apt-get<text:span text:style-name="T1"> </text:span>install<text:span text:style-name="T1"> </text:span>manpages-posix //Manual pages about using POSIX system</text:p>
      <text:p text:style-name="P25">POSIX<text:span text:style-name="T33">(</text:span><text:span text:style-name="T26">POSIX</text:span> es el <text:a xlink:type="simple" xlink:href="https://es.wikipedia.org/wiki/Acrónimo" text:style-name="Internet_20_link" text:visited-style-name="Visited_20_Internet_20_Link">acrónimo</text:a> de <text:span text:style-name="T26">P</text:span>ortable <text:span text:style-name="T26">O</text:span>perating <text:span text:style-name="T26">S</text:span>ystem <text:span text:style-name="T26">I</text:span>nterface, y <text:span text:style-name="T26">X</text:span> viene de <text:a xlink:type="simple" xlink:href="https://es.wikipedia.org/wiki/UNIX" text:style-name="Internet_20_link" text:visited-style-name="Visited_20_Internet_20_Link">UNIX</text:a> como seña de identidad de la <text:a xlink:type="simple" xlink:href="https://es.wikipedia.org/wiki/Application_Programming_Interface" text:style-name="Internet_20_link" text:visited-style-name="Visited_20_Internet_20_Link">API</text:a>.<text:span text:style-name="T33">)</text:span>, norma <text:span text:style-name="T33">que </text:span>define una interfaz estándar del sistema operativo y el entorno, incluyendo un intérprete de comandos (o "shell"), y programas de utilidades comunes para apoyar la portabilidad de las aplicaciones a nivel de código fuente. El nombre POSIX surgió de la recomendación de <text:a xlink:type="simple" xlink:href="https://es.wikipedia.org/wiki/Richard_Stallman" text:style-name="Internet_20_link" text:visited-style-name="Visited_20_Internet_20_Link">Richard Stallman</text:a>, que por aquel entonces en la década de 1980 formaba parte del comité de IEEE.</text:p>
      <text:h text:style-name="Heading_20_2" text:outline-level="2">Programatzeko laguntza tresna erabiltzen daki:</text:h>
      <text:p text:style-name="Text_20_body"><text:span text:style-name="T7">man</text:span><text:span text:style-name="T8"> </text:span>erabili:</text:p>
      <text:p text:style-name="Text_20_body">Gai honetan “<text:span text:style-name="T23">bash</text:span>”eko komandoak, “<text:span text:style-name="T23">c</text:span>”-ko <text:span text:style-name="T23">api</text:span>-ak eta “<text:span text:style-name="T23">linux</text:span>”eko <text:span text:style-name="T23">api</text:span>-ak erabiliko ditugu. Horretarako man <text:s text:c="2"/>komandoak ematen digun laguntza ondo etortzen da. “man” en laguntza sekzioetan banatzen da:</text:p>
      <text:p text:style-name="P19">Sekzio Zbk- Arloa</text:p>
      <text:p text:style-name="Text_20_body">1-.User commands edo “<text:span text:style-name="T23">bash</text:span>”eko komandoak</text:p>
      <text:p text:style-name="Text_20_body">2-.System calls edo “SE <text:span text:style-name="T23">linux</text:span>”eko API-ak</text:p>
      <text:p text:style-name="Text_20_body"><text:soft-page-break/>3-.Subroutines edo “C”-ko API-ak</text:p>
      <text:p text:style-name="Text_20_body">4-.Devices </text:p>
      <text:p text:style-name="Text_20_body">5-.File Formats </text:p>
      <text:p text:style-name="Text_20_body">6-.Games </text:p>
      <text:p text:style-name="Text_20_body">7-.Miscellanous </text:p>
      <text:p text:style-name="Text_20_body">8-.System Administration </text:p>
      <text:p text:style-name="Text_20_body">9-.New </text:p>
      <text:p text:style-name="Text_20_body">Erabilera: <text:span text:style-name="WW-Texto_20_no_20_proporcional">man [opciones] [sección] &lt;nombre&gt;</text:span> </text:p>
      <text:p text:style-name="Text_20_body">Adibideak: </text:p>
      <text:p text:style-name="Text_20_body"><text:span text:style-name="WW-Texto_20_no_20_proporcional"><text:span text:style-name="T22">$ man 1 write</text:span></text:span></text:p>
      <text:p text:style-name="Text_20_body"><text:span text:style-name="WW-Texto_20_no_20_proporcional"><text:span text:style-name="T22">$ man 2 write</text:span></text:span><text:span text:style-name="T22"> <text:line-break/></text:span><text:span text:style-name="WW-Texto_20_no_20_proporcional"><text:span text:style-name="T22">$ man chmod</text:span></text:span><text:span text:style-name="T22"> <text:line-break/></text:span><text:span text:style-name="WW-Texto_20_no_20_proporcional"><text:span text:style-name="T22">$ man 5 shadow</text:span></text:span><text:span text:style-name="T22"> <text:line-break/></text:span><text:span text:style-name="WW-Texto_20_no_20_proporcional"><text:span text:style-name="T22">$ man -a passwd # sekzio guztietako laguntza agertzen da </text:span></text:span></text:p>
      <text:h text:style-name="Heading_20_2" text:outline-level="2">Programatzeko tresnak erabiltzen daki:</text:h>
      <text:h text:style-name="Heading_20_3" text:outline-level="3">Cko<text:span text:style-name="T1"> </text:span>editore<text:span text:style-name="T1"> </text:span>bat<text:span text:style-name="T1"> </text:span>erabilitzeko:</text:h>
      <text:p text:style-name="P17">Gedit</text:p>
      <text:p text:style-name="P18">Ir<text:span text:style-name="T1"> </text:span>a<text:span text:style-name="T1"> </text:span>Ver-&gt;Modo<text:span text:style-name="T1"> </text:span>resaltado-&gt;Fuentes-&gt;C</text:p>
      <text:h text:style-name="P31" text:outline-level="3"/>
      <text:h text:style-name="P32" text:outline-level="2">Fitxategi buruak eta liburutegiak kudeatzen daki?</text:h>
      <text:p text:style-name="P12"><text:span text:style-name="T3">1.-Zein</text:span><text:span text:style-name="T1"> </text:span>da<text:span text:style-name="T1"> </text:span>stdio.h<text:span text:style-name="T1"> </text:span>fitxategiaren<text:span text:style-name="T1"> </text:span>edukia? <text:span text:style-name="T24">Zein katalogoan aurkitzen da?</text:span></text:p>
      <text:p text:style-name="P14"/>
      <text:p text:style-name="P12"><text:span text:style-name="T3">2.-Non</text:span><text:span text:style-name="T1"> </text:span>dago<text:span text:style-name="T1"> “</text:span>printf<text:span text:style-name="T1">”</text:span>ren<text:span text:style-name="T1"> </text:span>erazagupena?</text:p>
      <text:p text:style-name="P12"/>
      <text:p text:style-name="P13"><text:span text:style-name="T25">3.-</text:span><text:span text:style-name="T3">Non</text:span><text:span text:style-name="T1"> </text:span>daude<text:span text:style-name="T1"> </text:span>Cko<text:span text:style-name="T1"> </text:span>liburutegiak,<text:span text:style-name="T1"> </text:span>bai<text:span text:style-name="T1"> </text:span>estatikoak “<text:span text:style-name="T25">libc.a”,</text:span><text:span text:style-name="T1"> </text:span>bai<text:span text:style-name="T1"> </text:span>dinamikoak “<text:span text:style-name="T25">libc.so”</text:span>?</text:p>
      <text:p text:style-name="P13"/>
      <text:p text:style-name="P13"><text:span text:style-name="T25">4</text:span><text:span text:style-name="T3">Gehiago</text:span><text:span text:style-name="T1"> </text:span>jakiteko<text:span text:style-name="T1"> </text:span>irakurri<text:span text:style-name="T1"> </text:span>Cko<text:span text:style-name="T1"> </text:span>liburutegiari<text:span text:style-name="T1"> </text:span>buruzko<text:span text:style-name="T1"> </text:span>dokumentazioa:</text:p>
      <text:p text:style-name="P11"><text:a xlink:type="simple" xlink:href="http://www.gnu.org/software/libc/manual/html_mono/libc.html" text:style-name="Internet_20_link" text:visited-style-name="Visited_20_Internet_20_Link"><text:span text:style-name="Internet_20_link"><text:span text:style-name="T17">http://www.gnu.org/software/libc/manual/html_mono/libc.html</text:span></text:span></text:a></text:p>
      <text:h text:style-name="Heading_20_2" text:outline-level="2">Konpiladorearekin etapa desberdinetan sortzen diren fitxategiak kudeatzen daki:</text:h>
      <text:p text:style-name="P12"><text:span text:style-name="T4">5</text:span><text:span text:style-name="T3">.-Sortu</text:span><text:span text:style-name="T1"> “</text:span>pi.c<text:span text:style-name="T1">” <text:s/></text:span>iturri<text:span text:style-name="T1"> </text:span>fitxategia,<text:span text:style-name="T1"> </text:span>hurrengo<text:span text:style-name="T1"> </text:span>kodea<text:span text:style-name="T1"> </text:span>sartuz:</text:p>
      <text:p text:style-name="P9"><text:span text:style-name="T3">#include</text:span><text:span text:style-name="T1"> </text:span>&lt;stdio.h&gt;</text:p>
      <text:p text:style-name="P9"><text:span text:style-name="T3">#define</text:span><text:span text:style-name="T1"> </text:span>PI<text:span text:style-name="T1"> </text:span>3.1415</text:p>
      <text:p text:style-name="P9"><text:span text:style-name="T3">int</text:span><text:span text:style-name="T1"> </text:span>main<text:span text:style-name="T1"> </text:span>()</text:p>
      <text:p text:style-name="P10">{</text:p>
      <text:p text:style-name="P9"><text:span text:style-name="T3">char</text:span><text:span text:style-name="T1"> </text:span>c;</text:p>
      <text:p text:style-name="P9"><text:span text:style-name="T3">printf("¿Quieres</text:span><text:span text:style-name="T1"> </text:span>conocer<text:span text:style-name="T1"> </text:span>al<text:span text:style-name="T1"> </text:span>número<text:span text:style-name="T1"> </text:span>PI?<text:span text:style-name="T1"> </text:span>(S/N)");</text:p>
      <text:p text:style-name="P10">c=getchar();</text:p>
      <text:p text:style-name="P9"><text:span text:style-name="T3">if</text:span><text:span text:style-name="T1"> </text:span>(c=='S'<text:span text:style-name="T1"> </text:span>||<text:span text:style-name="T1"> </text:span>c=='s')<text:span text:style-name="T1"> </text:span>printf("%f",PI);</text:p>
      <text:p text:style-name="P10">else</text:p>
      <text:p text:style-name="P10"><text:soft-page-break/>printf("Agur");</text:p>
      <text:p text:style-name="P9"><text:span text:style-name="T3">return</text:span><text:span text:style-name="T1"> </text:span>0;</text:p>
      <text:p text:style-name="P10">}</text:p>
      <text:p text:style-name="P12"><text:span text:style-name="T3">Aurre-konpilatu</text:span><text:span text:style-name="T1"> </text:span>eta<text:span text:style-name="T1"> </text:span>aztertu<text:span text:style-name="T1"> </text:span>irteera<text:span text:style-name="T1"> </text:span>fitxategia</text:p>
      <text:p text:style-name="P14"/>
      <text:p text:style-name="P12"><text:span text:style-name="T3">a)</text:span><text:span text:style-name="T1"> </text:span>Mihiztatzaile<text:span text:style-name="T1"> </text:span>kodea<text:span text:style-name="T1"> </text:span>konpilatu<text:span text:style-name="T1"> </text:span>ostean,<text:span text:style-name="T1"> </text:span>pi.s<text:span text:style-name="T1"> </text:span>izenarekin.</text:p>
      <text:p text:style-name="P12"/>
      <text:p text:style-name="P12"><text:span text:style-name="T3">b)</text:span><text:span text:style-name="T1"> </text:span>Objetu<text:span text:style-name="T1"> </text:span>kodea<text:span text:style-name="T1"> </text:span>pi.o<text:span text:style-name="T1"> </text:span>mihiztatu<text:span text:style-name="T1"> </text:span>ostekoa,<text:span text:style-name="T1"> </text:span>pi.o<text:span text:style-name="T1"> </text:span>izenarekin.</text:p>
      <text:p text:style-name="P12"/>
      <text:p text:style-name="P12"><text:span text:style-name="T3">c)</text:span><text:span text:style-name="T1"> </text:span>Exekutagarria<text:span text:style-name="T1"> </text:span>kodea<text:span text:style-name="T1"> </text:span>estekaketaren<text:span text:style-name="T1"> </text:span>ostean,<text:span text:style-name="T1"> “</text:span>pi<text:span text:style-name="T1">” </text:span>izenarekin.</text:p>
      <text:p text:style-name="P12"/>
      <text:h text:style-name="Heading_20_2" text:outline-level="2">Fitxategi baten edukina irakurtzen daki:</text:h>
      <text:p text:style-name="P16"><text:span text:style-name="T25">6.-Erabiltzaileak</text:span> fitxategi baten izena emanda (path-arekin) zenbat byte(karaktere) dituen pantailaratuko du. </text:p>
      <text:p text:style-name="P21">Adibidez:</text:p>
      <text:p text:style-name="P21">$ <text:span text:style-name="T27">gcc -o longFich longFich.c </text:span></text:p>
      <text:p text:style-name="P21">$ <text:span text:style-name="T27">./longFich </text:span></text:p>
      <text:p text:style-name="P22">¿De qué fichero deseas conocer el tamaño?longFich.c </text:p>
      <text:p text:style-name="P22">El tamaño del fichero es de 483 </text:p>
      <text:p text:style-name="P21">$<text:span text:style-name="T27"> ls -l longFich.c </text:span></text:p>
      <text:p text:style-name="P20">-rw-r--r-- 1 kepa kepa <text:span text:style-name="T27">483</text:span> 2013-03-01 12:36 longFich.c </text:p>
      <text:h text:style-name="Heading_20_2" text:outline-level="2">Fitxategi baten edukina i<text:span text:style-name="T31">dazten </text:span>daki:</text:h>
      <text:p text:style-name="P15"><text:span text:style-name="T29">7</text:span><text:span text:style-name="T28">.-</text:span><text:span text:style-name="T29">Erabiltzaileak</text:span><text:span text:style-name="T30"> fitxategi baten izena emanda (path-arekin) alfabetoa idatzi bai letra larritan eta xeheetan. Zerrenda bakoitza <text:s/>lerro baten idatzi.</text:span></text:p>
      <text:p text:style-name="P21">Adibidez:</text:p>
      <text:p text:style-name="P21">$ <text:span text:style-name="T27">gcc -o abece abece.c </text:span></text:p>
      <text:p text:style-name="P21">$ <text:span text:style-name="T27">./abece </text:span></text:p>
      <text:p text:style-name="P22">Introduce el nombre del fichero a crear: prueba.txt </text:p>
      <text:p text:style-name="P21">$ <text:span text:style-name="T27">less prueba.txt </text:span></text:p>
      <text:p text:style-name="P22">abcdefghijklmnopqrstuvwxyz </text:p>
      <text:p text:style-name="P22">ABCDEFGHIJKLMNOPQRSTUVWXYZ </text:p>
      <text:p text:style-name="P26"/>
      <text:h text:style-name="P35" text:outline-level="2">Exekutagarriak berrerabiltzen daki:</text:h>
      <text:h text:style-name="P34" text:outline-level="2"><text:span text:style-name="T34">Bash-eko script bat egin, lehenengo exekutagarria ondo joanez gero, bigarren exekutagarri bat egikaritu dezala. Horretarako, aurreko programa biak erabili. “abece” exekutagarria ondo joanez gero longFich exekutagarria egikaritu bestela errore mezu bat atara.</text:span></text:h>
      <text:p text:style-name="P27"><text:span text:style-name="T13"/></text:p>
      <text:p text:style-name="P29"><text:span text:style-name="T16">gedit bashscript.sh</text:span></text:p>
      <text:h text:style-name="P36" text:outline-level="2"><text:span text:style-name="T13">./</text:span><text:span text:style-name="T15">abece</text:span></text:h>
      <text:p text:style-name="P28"><text:span text:style-name="T13">if [ $? -eq 0 ] ; then</text:span></text:p>
      <text:p text:style-name="P28"><text:span text:style-name="T13"><text:s text:c="4"/>./</text:span><text:span text:style-name="T15">longFich</text:span></text:p>
      <text:p text:style-name="P28"><text:span text:style-name="T13"><text:s text:c="4"/>echo -</text:span><text:span text:style-name="T14">e </text:span><text:span text:style-name="T13">"</text:span><text:span text:style-name="T10">\n</text:span><text:span text:style-name="T13">well done"</text:span></text:p>
      <text:p text:style-name="P28"><text:span text:style-name="T13"><text:s text:c="4"/>exit 0</text:span></text:p>
      <text:p text:style-name="P28"><text:soft-page-break/><text:span text:style-name="T13">else</text:span></text:p>
      <text:p text:style-name="P28"><text:span text:style-name="T13"><text:s text:c="4"/>echo -</text:span><text:span text:style-name="T14">e </text:span><text:span text:style-name="T13">"</text:span><text:span text:style-name="T10">\n</text:span><text:span text:style-name="T13">failed"</text:span></text:p>
      <text:p text:style-name="P28"><text:span text:style-name="T13"><text:s text:c="4"/>exit 1</text:span></text:p>
      <text:p text:style-name="P28"><text:span text:style-name="T13">fi</text:span></text:p>
      <text:p text:style-name="P30"><text:span text:style-name="T11">chmod u+x ./bashscript.sh</text:span></text:p>
      <text:p text:style-name="P30"><text:span text:style-name="T11">./bashscript.sh</text:span></text:p>
      <text:p text:style-name="P27"><text:span text:style-name="T11"/></text:p>
      <text:h text:style-name="P33" text:outline-level="2">Fitxategi<text:span text:style-name="T32">ekin lan egiten daki, liburutegi propioak sortuz:</text:span></text:h>
      <text:p text:style-name="P23"><text:span text:style-name="T32">8</text:span>.-Hemen dagoan programa nagusia osatu gabe dago: akopuru.c</text:p>
      <text:p text:style-name="P24">int main()</text:p>
      <text:p text:style-name="P24">{</text:p>
      <text:p text:style-name="P24">char nombre[80],c;</text:p>
      <text:p text:style-name="P24">FILE *fp;</text:p>
      <text:p text:style-name="P24">int contador=0;</text:p>
      <text:p text:style-name="P24">printf ("¿De qué fichero deseas conocer el número de aes?");</text:p>
      <text:p text:style-name="P24">scanf("%s",nombre);</text:p>
      <text:p text:style-name="P24">fp=fopen(nombre,"r");</text:p>
      <text:p text:style-name="P24">if (fp==NULL)</text:p>
      <text:p text:style-name="P24"><text:s text:c="8"/>{</text:p>
      <text:p text:style-name="P24"><text:tab/>printf("No se puede abrir el fichero %s \n",nombre);</text:p>
      <text:p text:style-name="P24"><text:s text:c="13"/>return -1;</text:p>
      <text:p text:style-name="P24"><text:s text:c="9"/>}</text:p>
      <text:p text:style-name="P24">else</text:p>
      <text:p text:style-name="P24"><text:s text:c="8"/>{ <text:s text:c="6"/>contador=ffitxkarakkop('a',fp);</text:p>
      <text:p text:style-name="P24"><text:s text:c="16"/>fclose(fp);</text:p>
      <text:p text:style-name="P24"><text:s text:c="16"/>printf("El número de a-s es de %d",contador);</text:p>
      <text:p text:style-name="P24"><text:s text:c="8"/>}</text:p>
      <text:p text:style-name="P24">return 0;</text:p>
      <text:p text:style-name="P24">}</text:p>
      <text:p text:style-name="P24">a)Sortu “ffitxkarakkop” funtzioa. Funtzio honek, <text:s/>fitxategiaren deskriptorea eta bilatu behar duen karakterea pasa ostean, zenbat aldiz karakterea fitxategian agertzen den itzultzen du. Sartu funtzio hau “orokorra” deituko den modulu batean. Eta modulu hau “liborokorra” deituko den <text:soft-page-break/>liburutegi dinamiko batean.</text:p>
      <text:p text:style-name="P24">b) Sortu programa printzipala liburutegi dinamokoak erabiliz. Bidezbatez osotu akopuru programa printzipala, dena ondo joan dadin.</text:p>
      <text:p text:style-name="P2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Arial Unicode MS'" style:font-charset="x-symbol"/>
    <style:font-face style:name="Symbol" svg:font-family="Symbol" style:font-family-generic="roman" style:font-pitch="variable" style:font-charset="x-symbol"/>
    <style:font-face style:name="OpenSymbol" svg:font-family="OpenSymbol, 'Arial Unicode MS'"/>
    <style:font-face style:name="StarSymbol" svg:font-family="StarSymbol, 'Arial Unicode MS'"/>
    <style:font-face style:name="Symbol1" svg:font-family="Symbol"/>
    <style:font-face style:name="Tahoma1" svg:font-family="Tahoma, Lucidasans"/>
    <style:font-face style:name="Times" svg:font-family="Times, 'Times New Roman'"/>
    <style:font-face style:name="Luxi Mono" svg:font-family="'Luxi Mono'" style:font-family-generic="modern"/>
    <style:font-face style:name="Nimbus Mono L" svg:font-family="'Nimbus Mono L', 'Courier New'" style:font-family-generic="modern"/>
    <style:font-face style:name="Helvetica" svg:font-family="Helvetica, Arial" style:font-family-generic="swiss"/>
    <style:font-face style:name="DejaVu Sans" svg:font-family="'DejaVu Sans'" style:font-pitch="variable"/>
    <style:font-face style:name="HG Mincho Light J" svg:font-family="'HG Mincho Light J', msmincho" style:font-pitch="variable"/>
    <style:font-face style:name="Nimbus Sans L1" svg:font-family="'Nimbus Sans L', Arial"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fo:color="#000000" style:font-name="Nimbus Roman No9 L" fo:font-family="'Nimbus Roman No9 L', 'Times New Roman'" style:font-family-generic="roman" style:font-pitch="variable" fo:font-size="12pt" fo:language="es" fo:country="ES" style:font-name-asian="HG Mincho Light J" style:font-family-asian="'HG Mincho Light J', msmincho" style:font-pitch-asian="variable" style:font-size-asian="12pt" style:language-asian="zxx" style:country-asian="none"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Arial" style:font-family-generic="swiss"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fo:font-size="12pt" fo:font-style="italic" style:font-size-asian="12pt" style:font-style-asian="italic" style:font-name-complex="Times" style:font-family-complex="Times, 'Times New Roman'"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name-complex="Times" style:font-family-complex="Times, 'Times New Roman'"/>
    </style:style>
    <style:style style:name="WW-Encabezado" style:family="paragraph" style:parent-style-name="Standard">
      <style:paragraph-properties fo:margin-top="0.42cm" fo:margin-bottom="0.21cm" loext:contextual-spacing="false"/>
    </style:style>
    <style:style style:name="Heading_20_2" style:display-name="Heading 2" style:family="paragraph" style:parent-style-name="WW-Encabezado" style:next-style-name="Text_20_body" style:default-outline-level="2" style:class="text">
      <style:paragraph-properties fo:margin-left="0cm" fo:margin-right="0cm" fo:margin-top="0cm" fo:margin-bottom="0cm" loext:contextual-spacing="false" fo:text-indent="0cm" style:auto-text-indent="false"/>
      <style:text-properties style:font-name="Nimbus Roman No9 L" fo:font-family="'Nimbus Roman No9 L', 'Times New Roman'" style:font-family-generic="roman" style:font-pitch="variable" fo:font-size="18pt" fo:font-weight="bold" style:font-name-asian="Nimbus Sans L1" style:font-family-asian="'Nimbus Sans L', Arial" style:font-pitch-asian="variable" style:font-size-asian="18pt" style:font-weight-asian="bold" style:font-name-complex="Tahoma" style:font-family-complex="Tahoma, Lucidasan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indent="0cm" style:auto-text-indent="false"/>
      <style:text-properties fo:font-size="14pt" fo:font-weight="bold" style:font-size-asian="14pt" style:font-weight-asian="bold" style:font-size-complex="14pt" style:font-weight-complex="bold"/>
    </style:style>
    <style:style style:name="WW-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 style:family="paragraph" style:parent-style-name="Standard">
      <style:paragraph-properties text:number-lines="false" text:line-number="0"/>
      <style:text-properties style:font-name-complex="Tahoma1" style:font-family-complex="Tahoma, Lucidasans"/>
    </style:style>
    <style:style style:name="WW-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WW-Etiquet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 style:family="paragraph" style:parent-style-name="Standard">
      <style:paragraph-properties text:number-lines="false" text:line-number="0"/>
      <style:text-properties style:font-name-complex="Tahoma1" style:font-family-complex="Tahoma, Lucidasans"/>
    </style:style>
    <style:style style:name="WW-Etiqueta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1" style:family="paragraph" style:parent-style-name="Standard">
      <style:paragraph-properties text:number-lines="false" text:line-number="0"/>
      <style:text-properties style:font-name-complex="Tahoma1" style:font-family-complex="Tahoma, Lucidasans"/>
    </style:style>
    <style:style style:name="WW-Etiqueta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11" style:family="paragraph" style:parent-style-name="Standard">
      <style:paragraph-properties text:number-lines="false" text:line-number="0"/>
      <style:text-properties style:font-name-complex="Tahoma1" style:font-family-complex="Tahoma, Lucidasans"/>
    </style:style>
    <style:style style:name="WW-Etiqueta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111" style:family="paragraph" style:parent-style-name="Standard">
      <style:paragraph-properties text:number-lines="false" text:line-number="0"/>
      <style:text-properties style:font-name-complex="Tahoma1" style:font-family-complex="Tahoma, Lucidasans"/>
    </style:style>
    <style:style style:name="WW-Etiqueta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1111" style:family="paragraph" style:parent-style-name="Standard">
      <style:paragraph-properties text:number-lines="false" text:line-number="0"/>
      <style:text-properties style:font-name-complex="Tahoma1" style:font-family-complex="Tahoma, Lucidasans"/>
    </style:style>
    <style:style style:name="WW-Etiqueta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11111" style:family="paragraph" style:parent-style-name="Standard">
      <style:paragraph-properties text:number-lines="false" text:line-number="0"/>
      <style:text-properties style:font-name-complex="Tahoma1" style:font-family-complex="Tahoma, Lucidasans"/>
    </style:style>
    <style:style style:name="WW-Etiqueta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WW-Índice1111111" style:family="paragraph" style:parent-style-name="Standard">
      <style:paragraph-properties text:number-lines="false" text:line-number="0"/>
      <style:text-properties style:font-name-complex="Tahoma1" style:font-family-complex="Tahoma, Lucidasans"/>
    </style:style>
    <style:style style:name="Frame_20_contents" style:display-name="Frame contents" style:family="paragraph" style:parent-style-name="Text_20_body" style:class="extra"/>
    <style:style style:name="WW-Contenido_20_del_20_marco" style:display-name="WW-Contenido del marco" style:family="paragraph" style:parent-style-name="Text_20_body"/>
    <style:style style:name="WW-Contenido_20_del_20_marco1" style:display-name="WW-Contenido del marco1" style:family="paragraph" style:parent-style-name="Text_20_body"/>
    <style:style style:name="WW-Contenido_20_del_20_marco11" style:display-name="WW-Contenido del marco11" style:family="paragraph" style:parent-style-name="Text_20_body"/>
    <style:style style:name="WW-Contenido_20_del_20_marco111" style:display-name="WW-Contenido del marco111" style:family="paragraph" style:parent-style-name="Text_20_body"/>
    <style:style style:name="WW-Contenido_20_del_20_marco1111" style:display-name="WW-Contenido del marco1111" style:family="paragraph" style:parent-style-name="Text_20_body"/>
    <style:style style:name="WW-Contenido_20_del_20_marco11111" style:display-name="WW-Contenido del marco11111" style:family="paragraph" style:parent-style-name="Text_20_body"/>
    <style:style style:name="WW-Contenido_20_del_20_marco111111" style:display-name="WW-Contenido del marco111111" style:family="paragraph" style:parent-style-name="Text_20_body"/>
    <style:style style:name="WW-Contenido_20_del_20_marco1111111" style:display-name="WW-Contenido del marco1111111" style:family="paragraph" style:parent-style-name="Text_20_body"/>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Contenido_20_de_20_la_20_tabla" style:display-name="WW-Contenido de la tabla" style:family="paragraph" style:parent-style-name="Text_20_body">
      <style:paragraph-properties text:number-lines="false" text:line-number="0"/>
    </style:style>
    <style:style style:name="WW-Contenido_20_de_20_la_20_tabla1" style:display-name="WW-Contenido de la tabla1" style:family="paragraph" style:parent-style-name="Text_20_body">
      <style:paragraph-properties text:number-lines="false" text:line-number="0"/>
    </style:style>
    <style:style style:name="WW-Contenido_20_de_20_la_20_tabla11" style:display-name="WW-Contenido de la tabla11" style:family="paragraph" style:parent-style-name="Text_20_body">
      <style:paragraph-properties text:number-lines="false" text:line-number="0"/>
    </style:style>
    <style:style style:name="WW-Contenido_20_de_20_la_20_tabla111" style:display-name="WW-Contenido de la tabla111" style:family="paragraph" style:parent-style-name="Text_20_body">
      <style:paragraph-properties text:number-lines="false" text:line-number="0"/>
    </style:style>
    <style:style style:name="WW-Contenido_20_de_20_la_20_tabla1111" style:display-name="WW-Contenido de la tabla1111" style:family="paragraph" style:parent-style-name="Text_20_body">
      <style:paragraph-properties text:number-lines="false" text:line-number="0"/>
    </style:style>
    <style:style style:name="WW-Contenido_20_de_20_la_20_tabla11111" style:display-name="WW-Contenido de la tabla11111" style:family="paragraph" style:parent-style-name="Text_20_body">
      <style:paragraph-properties text:number-lines="false" text:line-number="0"/>
    </style:style>
    <style:style style:name="WW-Contenido_20_de_20_la_20_tabla111111" style:display-name="WW-Contenido de la tabla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Encabezado_20_de_20_la_20_tabla" style:display-name="WW-Encabezado de la tabla" style:family="paragraph" style:parent-style-name="WW-Contenido_20_de_20_la_20_tabl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 style:display-name="WW-Encabezado de la tabla1" style:family="paragraph" style:parent-style-name="WW-Contenido_20_de_20_la_20_tabla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 style:display-name="WW-Encabezado de la tabla11" style:family="paragraph" style:parent-style-name="WW-Contenido_20_de_20_la_20_tabla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 style:display-name="WW-Encabezado de la tabla111" style:family="paragraph" style:parent-style-name="WW-Contenido_20_de_20_la_20_tabla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 style:display-name="WW-Encabezado de la tabla1111" style:family="paragraph" style:parent-style-name="WW-Contenido_20_de_20_la_20_tabla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 style:display-name="WW-Encabezado de la tabla11111" style:family="paragraph" style:parent-style-name="WW-Contenido_20_de_20_la_20_tabla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 style:display-name="WW-Encabezado de la tabla111111" style:family="paragraph" style:parent-style-name="WW-Contenido_20_de_20_la_20_tabla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 style:display-name="WW-Texto preformateado"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 style:display-name="WW-Texto preformateado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 style:display-name="WW-Texto preformateado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 style:display-name="WW-Texto preformateado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 style:display-name="WW-Texto preformateado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 style:display-name="WW-Texto preformateado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WW-Texto" style:family="paragraph" style:parent-style-name="WW-Etiqueta"/>
    <style:style style:name="WW-Texto1"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margin-top="0cm" fo:margin-bottom="0cm" loext:contextual-spacing="false" fo:text-indent="0.6cm" style:auto-text-indent="false"/>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language-asian="zxx" style:country-asian="none"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language-asian="zxx" style:country-asian="none"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Predeterminado_7e_LT_7e_Gliederung_20_2" style:display-name="Predeterminado~LT~Gliederung 2" style:family="paragraph" style:parent-style-name="Predeterminado_7e_LT_7e_Gliederung_20_1">
      <style:paragraph-properties fo:margin-left="2.341cm" fo:margin-right="0cm" fo:margin-top="0.238cm" fo:margin-bottom="0cm" loext:contextual-spacing="false" fo:line-height="80%" fo:text-indent="0cm" style:auto-text-indent="false">
        <style:tab-stops>
          <style:tab-stop style:position="2.494cm"/>
          <style:tab-stop style:position="3.743cm"/>
          <style:tab-stop style:position="3.764cm"/>
          <style:tab-stop style:position="4.99cm"/>
          <style:tab-stop style:position="5.013cm"/>
          <style:tab-stop style:position="6.239cm"/>
          <style:tab-stop style:position="6.26cm"/>
          <style:tab-stop style:position="7.486cm"/>
          <style:tab-stop style:position="7.509cm"/>
          <style:tab-stop style:position="8.735cm"/>
          <style:tab-stop style:position="8.756cm"/>
          <style:tab-stop style:position="9.982cm"/>
          <style:tab-stop style:position="10.005cm"/>
          <style:tab-stop style:position="11.231cm"/>
          <style:tab-stop style:position="11.252cm"/>
          <style:tab-stop style:position="12.478cm"/>
          <style:tab-stop style:position="12.501cm"/>
          <style:tab-stop style:position="13.725cm"/>
          <style:tab-stop style:position="13.748cm"/>
          <style:tab-stop style:position="14.974cm"/>
          <style:tab-stop style:position="14.995cm"/>
          <style:tab-stop style:position="16.222cm"/>
          <style:tab-stop style:position="16.244cm"/>
          <style:tab-stop style:position="17.47cm"/>
          <style:tab-stop style:position="17.492cm"/>
          <style:tab-stop style:position="18.718cm"/>
          <style:tab-stop style:position="18.74cm"/>
          <style:tab-stop style:position="19.965cm"/>
          <style:tab-stop style:position="19.988cm"/>
          <style:tab-stop style:position="21.214cm"/>
          <style:tab-stop style:position="21.235cm"/>
          <style:tab-stop style:position="22.461cm"/>
          <style:tab-stop style:position="22.484cm"/>
          <style:tab-stop style:position="23.71cm"/>
          <style:tab-stop style:position="23.731cm"/>
          <style:tab-stop style:position="24.957cm"/>
          <style:tab-stop style:position="24.98cm"/>
          <style:tab-stop style:position="26.206cm"/>
          <style:tab-stop style:position="26.227cm"/>
        </style:tab-stops>
      </style:paragraph-properties>
      <style:text-properties fo:font-size="27pt" style:font-size-asian="27pt" style:font-size-complex="27pt"/>
    </style:style>
    <style:style style:name="Predeterminado_7e_LT_7e_Gliederung_20_3" style:display-name="Predeterminado~LT~Gliederung 3" style:family="paragraph" style:parent-style-name="Predeterminado_7e_LT_7e_Gliederung_20_2">
      <style:paragraph-properties fo:margin-left="3.607cm" fo:margin-right="0cm" fo:margin-top="0.203cm" fo:margin-bottom="0cm" loext:contextual-spacing="false" fo:text-indent="0cm" style:auto-text-indent="false">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7.486cm"/>
          <style:tab-stop style:position="7.488cm"/>
          <style:tab-stop style:position="7.505cm"/>
          <style:tab-stop style:position="7.509cm"/>
          <style:tab-stop style:position="7.527cm"/>
          <style:tab-stop style:position="8.735cm"/>
          <style:tab-stop style:position="8.752cm"/>
          <style:tab-stop style:position="8.756cm"/>
          <style:tab-stop style:position="8.775cm"/>
          <style:tab-stop style:position="9.982cm"/>
          <style:tab-stop style:position="9.984cm"/>
          <style:tab-stop style:position="10.001cm"/>
          <style:tab-stop style:position="10.005cm"/>
          <style:tab-stop style:position="10.022cm"/>
          <style:tab-stop style:position="11.231cm"/>
          <style:tab-stop style:position="11.248cm"/>
          <style:tab-stop style:position="11.252cm"/>
          <style:tab-stop style:position="11.271cm"/>
          <style:tab-stop style:position="12.478cm"/>
          <style:tab-stop style:position="12.48cm"/>
          <style:tab-stop style:position="12.497cm"/>
          <style:tab-stop style:position="12.501cm"/>
          <style:tab-stop style:position="12.518cm"/>
          <style:tab-stop style:position="13.725cm"/>
          <style:tab-stop style:position="13.727cm"/>
          <style:tab-stop style:position="13.744cm"/>
          <style:tab-stop style:position="13.748cm"/>
          <style:tab-stop style:position="13.767cm"/>
          <style:tab-stop style:position="14.974cm"/>
          <style:tab-stop style:position="14.975cm"/>
          <style:tab-stop style:position="14.991cm"/>
          <style:tab-stop style:position="14.995cm"/>
          <style:tab-stop style:position="15.014cm"/>
          <style:tab-stop style:position="16.222cm"/>
          <style:tab-stop style:position="16.24cm"/>
          <style:tab-stop style:position="16.244cm"/>
          <style:tab-stop style:position="16.261cm"/>
          <style:tab-stop style:position="17.47cm"/>
          <style:tab-stop style:position="17.471cm"/>
          <style:tab-stop style:position="17.489cm"/>
          <style:tab-stop style:position="17.492cm"/>
          <style:tab-stop style:position="17.51cm"/>
          <style:tab-stop style:position="18.718cm"/>
          <style:tab-stop style:position="18.736cm"/>
          <style:tab-stop style:position="18.74cm"/>
          <style:tab-stop style:position="18.759cm"/>
          <style:tab-stop style:position="19.965cm"/>
          <style:tab-stop style:position="19.967cm"/>
          <style:tab-stop style:position="19.985cm"/>
          <style:tab-stop style:position="19.988cm"/>
          <style:tab-stop style:position="20.006cm"/>
          <style:tab-stop style:position="21.214cm"/>
          <style:tab-stop style:position="21.232cm"/>
          <style:tab-stop style:position="21.235cm"/>
          <style:tab-stop style:position="21.255cm"/>
          <style:tab-stop style:position="22.461cm"/>
          <style:tab-stop style:position="22.481cm"/>
          <style:tab-stop style:position="22.484cm"/>
          <style:tab-stop style:position="22.502cm"/>
          <style:tab-stop style:position="23.71cm"/>
          <style:tab-stop style:position="23.728cm"/>
          <style:tab-stop style:position="23.731cm"/>
          <style:tab-stop style:position="23.751cm"/>
          <style:tab-stop style:position="24.957cm"/>
          <style:tab-stop style:position="24.959cm"/>
          <style:tab-stop style:position="24.977cm"/>
          <style:tab-stop style:position="24.98cm"/>
          <style:tab-stop style:position="24.998cm"/>
          <style:tab-stop style:position="26.206cm"/>
          <style:tab-stop style:position="26.224cm"/>
          <style:tab-stop style:position="26.227cm"/>
          <style:tab-stop style:position="26.247cm"/>
          <style:tab-stop style:position="27.455cm"/>
          <style:tab-stop style:position="27.473cm"/>
          <style:tab-stop style:position="27.494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left="5.054cm" fo:margin-right="0cm" fo:margin-top="0.185cm" fo:margin-bottom="0cm" loext:contextual-spacing="false" fo:text-indent="0cm" style:auto-text-indent="false">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6.477cm"/>
          <style:tab-stop style:position="7.486cm"/>
          <style:tab-stop style:position="7.488cm"/>
          <style:tab-stop style:position="7.505cm"/>
          <style:tab-stop style:position="7.509cm"/>
          <style:tab-stop style:position="7.527cm"/>
          <style:tab-stop style:position="7.703cm"/>
          <style:tab-stop style:position="7.726cm"/>
          <style:tab-stop style:position="8.735cm"/>
          <style:tab-stop style:position="8.752cm"/>
          <style:tab-stop style:position="8.756cm"/>
          <style:tab-stop style:position="8.775cm"/>
          <style:tab-stop style:position="8.934cm"/>
          <style:tab-stop style:position="8.952cm"/>
          <style:tab-stop style:position="8.973cm"/>
          <style:tab-stop style:position="9.982cm"/>
          <style:tab-stop style:position="9.984cm"/>
          <style:tab-stop style:position="10.001cm"/>
          <style:tab-stop style:position="10.005cm"/>
          <style:tab-stop style:position="10.022cm"/>
          <style:tab-stop style:position="10.181cm"/>
          <style:tab-stop style:position="10.199cm"/>
          <style:tab-stop style:position="10.222cm"/>
          <style:tab-stop style:position="11.231cm"/>
          <style:tab-stop style:position="11.248cm"/>
          <style:tab-stop style:position="11.252cm"/>
          <style:tab-stop style:position="11.271cm"/>
          <style:tab-stop style:position="11.43cm"/>
          <style:tab-stop style:position="11.448cm"/>
          <style:tab-stop style:position="11.469cm"/>
          <style:tab-stop style:position="12.478cm"/>
          <style:tab-stop style:position="12.48cm"/>
          <style:tab-stop style:position="12.497cm"/>
          <style:tab-stop style:position="12.501cm"/>
          <style:tab-stop style:position="12.518cm"/>
          <style:tab-stop style:position="12.677cm"/>
          <style:tab-stop style:position="12.695cm"/>
          <style:tab-stop style:position="12.718cm"/>
          <style:tab-stop style:position="13.725cm"/>
          <style:tab-stop style:position="13.727cm"/>
          <style:tab-stop style:position="13.744cm"/>
          <style:tab-stop style:position="13.748cm"/>
          <style:tab-stop style:position="13.767cm"/>
          <style:tab-stop style:position="13.926cm"/>
          <style:tab-stop style:position="13.944cm"/>
          <style:tab-stop style:position="13.965cm"/>
          <style:tab-stop style:position="14.974cm"/>
          <style:tab-stop style:position="14.975cm"/>
          <style:tab-stop style:position="14.991cm"/>
          <style:tab-stop style:position="14.995cm"/>
          <style:tab-stop style:position="15.014cm"/>
          <style:tab-stop style:position="15.173cm"/>
          <style:tab-stop style:position="15.191cm"/>
          <style:tab-stop style:position="15.214cm"/>
          <style:tab-stop style:position="16.222cm"/>
          <style:tab-stop style:position="16.24cm"/>
          <style:tab-stop style:position="16.244cm"/>
          <style:tab-stop style:position="16.261cm"/>
          <style:tab-stop style:position="16.422cm"/>
          <style:tab-stop style:position="16.438cm"/>
          <style:tab-stop style:position="16.461cm"/>
          <style:tab-stop style:position="17.47cm"/>
          <style:tab-stop style:position="17.471cm"/>
          <style:tab-stop style:position="17.489cm"/>
          <style:tab-stop style:position="17.492cm"/>
          <style:tab-stop style:position="17.51cm"/>
          <style:tab-stop style:position="17.669cm"/>
          <style:tab-stop style:position="17.687cm"/>
          <style:tab-stop style:position="17.708cm"/>
          <style:tab-stop style:position="18.718cm"/>
          <style:tab-stop style:position="18.736cm"/>
          <style:tab-stop style:position="18.74cm"/>
          <style:tab-stop style:position="18.759cm"/>
          <style:tab-stop style:position="18.918cm"/>
          <style:tab-stop style:position="18.935cm"/>
          <style:tab-stop style:position="18.957cm"/>
          <style:tab-stop style:position="19.965cm"/>
          <style:tab-stop style:position="19.967cm"/>
          <style:tab-stop style:position="19.985cm"/>
          <style:tab-stop style:position="19.988cm"/>
          <style:tab-stop style:position="20.006cm"/>
          <style:tab-stop style:position="20.165cm"/>
          <style:tab-stop style:position="20.182cm"/>
          <style:tab-stop style:position="20.205cm"/>
          <style:tab-stop style:position="21.214cm"/>
          <style:tab-stop style:position="21.232cm"/>
          <style:tab-stop style:position="21.235cm"/>
          <style:tab-stop style:position="21.255cm"/>
          <style:tab-stop style:position="21.414cm"/>
          <style:tab-stop style:position="21.431cm"/>
          <style:tab-stop style:position="21.452cm"/>
          <style:tab-stop style:position="22.461cm"/>
          <style:tab-stop style:position="22.463cm"/>
          <style:tab-stop style:position="22.481cm"/>
          <style:tab-stop style:position="22.484cm"/>
          <style:tab-stop style:position="22.502cm"/>
          <style:tab-stop style:position="22.661cm"/>
          <style:tab-stop style:position="22.678cm"/>
          <style:tab-stop style:position="22.701cm"/>
          <style:tab-stop style:position="23.71cm"/>
          <style:tab-stop style:position="23.728cm"/>
          <style:tab-stop style:position="23.731cm"/>
          <style:tab-stop style:position="23.751cm"/>
          <style:tab-stop style:position="23.908cm"/>
          <style:tab-stop style:position="23.927cm"/>
          <style:tab-stop style:position="23.948cm"/>
          <style:tab-stop style:position="24.957cm"/>
          <style:tab-stop style:position="24.959cm"/>
          <style:tab-stop style:position="24.977cm"/>
          <style:tab-stop style:position="24.98cm"/>
          <style:tab-stop style:position="24.998cm"/>
          <style:tab-stop style:position="25.157cm"/>
          <style:tab-stop style:position="25.174cm"/>
          <style:tab-stop style:position="25.197cm"/>
          <style:tab-stop style:position="26.206cm"/>
          <style:tab-stop style:position="26.224cm"/>
          <style:tab-stop style:position="26.227cm"/>
          <style:tab-stop style:position="26.247cm"/>
          <style:tab-stop style:position="26.405cm"/>
          <style:tab-stop style:position="26.423cm"/>
          <style:tab-stop style:position="26.444cm"/>
          <style:tab-stop style:position="27.455cm"/>
          <style:tab-stop style:position="27.473cm"/>
          <style:tab-stop style:position="27.494cm"/>
          <style:tab-stop style:position="27.652cm"/>
          <style:tab-stop style:position="27.67cm"/>
          <style:tab-stop style:position="27.693cm"/>
          <style:tab-stop style:position="28.702cm"/>
          <style:tab-stop style:position="28.901cm"/>
          <style:tab-stop style:position="28.919cm"/>
          <style:tab-stop style:position="28.94cm"/>
          <style:tab-stop style:position="29.951cm"/>
        </style:tab-stops>
      </style:paragraph-properties>
      <style:text-properties fo:font-size="21pt" style:font-size-asian="21pt" style:font-size-complex="21pt"/>
    </style:style>
    <style:style style:name="Predeterminado_7e_LT_7e_Gliederung_20_5" style:display-name="Predeterminado~LT~Gliederung 5" style:family="paragraph" style:parent-style-name="Predeterminado_7e_LT_7e_Gliederung_20_4">
      <style:paragraph-properties>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6.477cm"/>
          <style:tab-stop style:position="7.486cm"/>
          <style:tab-stop style:position="7.488cm"/>
          <style:tab-stop style:position="7.505cm"/>
          <style:tab-stop style:position="7.509cm"/>
          <style:tab-stop style:position="7.527cm"/>
          <style:tab-stop style:position="7.703cm"/>
          <style:tab-stop style:position="7.726cm"/>
          <style:tab-stop style:position="7.927cm"/>
          <style:tab-stop style:position="8.735cm"/>
          <style:tab-stop style:position="8.752cm"/>
          <style:tab-stop style:position="8.756cm"/>
          <style:tab-stop style:position="8.775cm"/>
          <style:tab-stop style:position="8.934cm"/>
          <style:tab-stop style:position="8.952cm"/>
          <style:tab-stop style:position="8.973cm"/>
          <style:tab-stop style:position="9.153cm"/>
          <style:tab-stop style:position="9.176cm"/>
          <style:tab-stop style:position="9.982cm"/>
          <style:tab-stop style:position="9.984cm"/>
          <style:tab-stop style:position="10.001cm"/>
          <style:tab-stop style:position="10.005cm"/>
          <style:tab-stop style:position="10.022cm"/>
          <style:tab-stop style:position="10.181cm"/>
          <style:tab-stop style:position="10.199cm"/>
          <style:tab-stop style:position="10.222cm"/>
          <style:tab-stop style:position="10.384cm"/>
          <style:tab-stop style:position="10.402cm"/>
          <style:tab-stop style:position="10.423cm"/>
          <style:tab-stop style:position="11.231cm"/>
          <style:tab-stop style:position="11.248cm"/>
          <style:tab-stop style:position="11.252cm"/>
          <style:tab-stop style:position="11.271cm"/>
          <style:tab-stop style:position="11.43cm"/>
          <style:tab-stop style:position="11.448cm"/>
          <style:tab-stop style:position="11.469cm"/>
          <style:tab-stop style:position="11.631cm"/>
          <style:tab-stop style:position="11.649cm"/>
          <style:tab-stop style:position="11.672cm"/>
          <style:tab-stop style:position="12.478cm"/>
          <style:tab-stop style:position="12.48cm"/>
          <style:tab-stop style:position="12.497cm"/>
          <style:tab-stop style:position="12.501cm"/>
          <style:tab-stop style:position="12.518cm"/>
          <style:tab-stop style:position="12.677cm"/>
          <style:tab-stop style:position="12.681cm"/>
          <style:tab-stop style:position="12.695cm"/>
          <style:tab-stop style:position="12.718cm"/>
          <style:tab-stop style:position="12.88cm"/>
          <style:tab-stop style:position="12.898cm"/>
          <style:tab-stop style:position="12.919cm"/>
          <style:tab-stop style:position="13.725cm"/>
          <style:tab-stop style:position="13.727cm"/>
          <style:tab-stop style:position="13.744cm"/>
          <style:tab-stop style:position="13.748cm"/>
          <style:tab-stop style:position="13.767cm"/>
          <style:tab-stop style:position="13.926cm"/>
          <style:tab-stop style:position="13.928cm"/>
          <style:tab-stop style:position="13.944cm"/>
          <style:tab-stop style:position="13.965cm"/>
          <style:tab-stop style:position="14.127cm"/>
          <style:tab-stop style:position="14.145cm"/>
          <style:tab-stop style:position="14.168cm"/>
          <style:tab-stop style:position="14.974cm"/>
          <style:tab-stop style:position="14.975cm"/>
          <style:tab-stop style:position="14.991cm"/>
          <style:tab-stop style:position="14.995cm"/>
          <style:tab-stop style:position="15.014cm"/>
          <style:tab-stop style:position="15.173cm"/>
          <style:tab-stop style:position="15.177cm"/>
          <style:tab-stop style:position="15.191cm"/>
          <style:tab-stop style:position="15.214cm"/>
          <style:tab-stop style:position="15.376cm"/>
          <style:tab-stop style:position="15.393cm"/>
          <style:tab-stop style:position="15.415cm"/>
          <style:tab-stop style:position="16.222cm"/>
          <style:tab-stop style:position="16.24cm"/>
          <style:tab-stop style:position="16.244cm"/>
          <style:tab-stop style:position="16.261cm"/>
          <style:tab-stop style:position="16.422cm"/>
          <style:tab-stop style:position="16.425cm"/>
          <style:tab-stop style:position="16.438cm"/>
          <style:tab-stop style:position="16.461cm"/>
          <style:tab-stop style:position="16.623cm"/>
          <style:tab-stop style:position="16.641cm"/>
          <style:tab-stop style:position="16.663cm"/>
          <style:tab-stop style:position="17.47cm"/>
          <style:tab-stop style:position="17.471cm"/>
          <style:tab-stop style:position="17.489cm"/>
          <style:tab-stop style:position="17.492cm"/>
          <style:tab-stop style:position="17.51cm"/>
          <style:tab-stop style:position="17.669cm"/>
          <style:tab-stop style:position="17.672cm"/>
          <style:tab-stop style:position="17.687cm"/>
          <style:tab-stop style:position="17.708cm"/>
          <style:tab-stop style:position="17.872cm"/>
          <style:tab-stop style:position="17.888cm"/>
          <style:tab-stop style:position="17.911cm"/>
          <style:tab-stop style:position="18.717cm"/>
          <style:tab-stop style:position="18.718cm"/>
          <style:tab-stop style:position="18.736cm"/>
          <style:tab-stop style:position="18.74cm"/>
          <style:tab-stop style:position="18.759cm"/>
          <style:tab-stop style:position="18.918cm"/>
          <style:tab-stop style:position="18.921cm"/>
          <style:tab-stop style:position="18.935cm"/>
          <style:tab-stop style:position="18.957cm"/>
          <style:tab-stop style:position="19.119cm"/>
          <style:tab-stop style:position="19.136cm"/>
          <style:tab-stop style:position="19.158cm"/>
          <style:tab-stop style:position="19.965cm"/>
          <style:tab-stop style:position="19.967cm"/>
          <style:tab-stop style:position="19.985cm"/>
          <style:tab-stop style:position="19.988cm"/>
          <style:tab-stop style:position="20.006cm"/>
          <style:tab-stop style:position="20.165cm"/>
          <style:tab-stop style:position="20.168cm"/>
          <style:tab-stop style:position="20.182cm"/>
          <style:tab-stop style:position="20.205cm"/>
          <style:tab-stop style:position="20.368cm"/>
          <style:tab-stop style:position="20.385cm"/>
          <style:tab-stop style:position="20.406cm"/>
          <style:tab-stop style:position="21.214cm"/>
          <style:tab-stop style:position="21.232cm"/>
          <style:tab-stop style:position="21.235cm"/>
          <style:tab-stop style:position="21.255cm"/>
          <style:tab-stop style:position="21.414cm"/>
          <style:tab-stop style:position="21.417cm"/>
          <style:tab-stop style:position="21.431cm"/>
          <style:tab-stop style:position="21.452cm"/>
          <style:tab-stop style:position="21.615cm"/>
          <style:tab-stop style:position="21.632cm"/>
          <style:tab-stop style:position="21.655cm"/>
          <style:tab-stop style:position="22.461cm"/>
          <style:tab-stop style:position="22.463cm"/>
          <style:tab-stop style:position="22.481cm"/>
          <style:tab-stop style:position="22.484cm"/>
          <style:tab-stop style:position="22.502cm"/>
          <style:tab-stop style:position="22.661cm"/>
          <style:tab-stop style:position="22.664cm"/>
          <style:tab-stop style:position="22.678cm"/>
          <style:tab-stop style:position="22.701cm"/>
          <style:tab-stop style:position="22.864cm"/>
          <style:tab-stop style:position="22.881cm"/>
          <style:tab-stop style:position="22.902cm"/>
          <style:tab-stop style:position="23.71cm"/>
          <style:tab-stop style:position="23.728cm"/>
          <style:tab-stop style:position="23.731cm"/>
          <style:tab-stop style:position="23.751cm"/>
          <style:tab-stop style:position="23.908cm"/>
          <style:tab-stop style:position="23.913cm"/>
          <style:tab-stop style:position="23.927cm"/>
          <style:tab-stop style:position="23.948cm"/>
          <style:tab-stop style:position="24.111cm"/>
          <style:tab-stop style:position="24.128cm"/>
          <style:tab-stop style:position="24.151cm"/>
          <style:tab-stop style:position="24.957cm"/>
          <style:tab-stop style:position="24.959cm"/>
          <style:tab-stop style:position="24.977cm"/>
          <style:tab-stop style:position="24.98cm"/>
          <style:tab-stop style:position="24.998cm"/>
          <style:tab-stop style:position="25.157cm"/>
          <style:tab-stop style:position="25.16cm"/>
          <style:tab-stop style:position="25.174cm"/>
          <style:tab-stop style:position="25.197cm"/>
          <style:tab-stop style:position="25.358cm"/>
          <style:tab-stop style:position="25.377cm"/>
          <style:tab-stop style:position="25.398cm"/>
          <style:tab-stop style:position="26.206cm"/>
          <style:tab-stop style:position="26.224cm"/>
          <style:tab-stop style:position="26.227cm"/>
          <style:tab-stop style:position="26.247cm"/>
          <style:tab-stop style:position="26.405cm"/>
          <style:tab-stop style:position="26.409cm"/>
          <style:tab-stop style:position="26.423cm"/>
          <style:tab-stop style:position="26.444cm"/>
          <style:tab-stop style:position="26.607cm"/>
          <style:tab-stop style:position="26.624cm"/>
          <style:tab-stop style:position="26.647cm"/>
          <style:tab-stop style:position="27.453cm"/>
          <style:tab-stop style:position="27.455cm"/>
          <style:tab-stop style:position="27.473cm"/>
          <style:tab-stop style:position="27.494cm"/>
          <style:tab-stop style:position="27.652cm"/>
          <style:tab-stop style:position="27.656cm"/>
          <style:tab-stop style:position="27.67cm"/>
          <style:tab-stop style:position="27.693cm"/>
          <style:tab-stop style:position="27.855cm"/>
          <style:tab-stop style:position="27.873cm"/>
          <style:tab-stop style:position="27.894cm"/>
          <style:tab-stop style:position="28.702cm"/>
          <style:tab-stop style:position="28.901cm"/>
          <style:tab-stop style:position="28.905cm"/>
          <style:tab-stop style:position="28.919cm"/>
          <style:tab-stop style:position="28.94cm"/>
          <style:tab-stop style:position="29.102cm"/>
          <style:tab-stop style:position="29.12cm"/>
          <style:tab-stop style:position="29.143cm"/>
          <style:tab-stop style:position="29.949cm"/>
          <style:tab-stop style:position="29.951cm"/>
          <style:tab-stop style:position="30.152cm"/>
          <style:tab-stop style:position="30.351cm"/>
          <style:tab-stop style:position="30.369cm"/>
          <style:tab-stop style:position="30.39cm"/>
          <style:tab-stop style:position="31.40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ent-style-name="Standard">
      <style:paragraph-properties fo:margin-left="0cm" fo:margin-right="0cm" fo:margin-top="0cm" fo:margin-bottom="0cm" loext:contextual-spacing="false" fo:line-height="70%"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41pt" fo:language="de" fo:country="DE" fo:font-style="normal" fo:text-shadow="none" style:text-underline-style="none" fo:font-weight="normal" style:font-name-asian="HG Mincho Light J" style:font-family-asian="'HG Mincho Light J', msmincho" style:font-pitch-asian="variable" style:font-size-asian="41pt" style:language-asian="zxx" style:country-asian="none" style:font-style-asian="normal" style:font-weight-asian="normal" style:font-name-complex="HG Mincho Light J" style:font-family-complex="'HG Mincho Light J', msmincho" style:font-pitch-complex="variable" style:font-size-complex="41pt" style:language-complex="zxx" style:country-complex="none" style:font-style-complex="normal" style:font-weight-complex="normal" style:text-emphasize="none" fo:hyphenate="false" fo:hyphenation-remain-char-count="2" fo:hyphenation-push-char-count="2"/>
    </style:style>
    <style:style style:name="Predeterminado_7e_LT_7e_Untertitel" style:display-name="Predeterminado~LT~Untertitel" style:family="paragraph" style:parent-style-name="Standard">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language-asian="zxx" style:country-asian="none"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Predeterminado_7e_LT_7e_Notizen" style:display-name="Predeterminado~LT~Notizen"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Lucidasans" style:font-pitch="variable" fo:language="de" fo:country="DE" fo:font-style="normal" fo:text-shadow="none" style:text-underline-style="none" fo:font-weight="normal" style:font-name-asian="Tahoma" style:font-family-asian="Tahoma, Lucidasans" style:font-pitch-asian="variable" style:language-asian="zxx" style:country-asian="none" style:font-style-asian="normal" style:font-weight-asian="normal" style:font-name-complex="Tahoma" style:font-family-complex="Tahoma, Lucidasans" style:font-pitch-complex="variable" style:language-complex="zxx" style:country-complex="none" style:font-style-complex="normal" style:font-weight-complex="normal" style:text-emphasize="none" fo:hyphenate="false" fo:hyphenation-remain-char-count="2" fo:hyphenation-push-char-count="2"/>
    </style:style>
    <style:style style:name="Predeterminado_7e_LT_7e_Hintergrundobjekte" style:display-name="Predeterminado~LT~Hintergrundobjekte"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1" style:font-family-asian="'Nimbus Sans L', Arial" style:font-pitch-asian="variable" style:font-size-asian="12pt" style:language-asian="zxx" style:country-asian="none" style:font-name-complex="Tahoma" style:font-family-complex="Tahoma, Lucidasans" style:font-pitch-complex="variable" style:font-size-complex="12pt" style:language-complex="zxx" style:country-complex="none" fo:hyphenate="false" fo:hyphenation-remain-char-count="2" fo:hyphenation-push-char-count="2"/>
    </style:style>
    <style:style style:name="Predeterminado_7e_LT_7e_Hintergrund" style:display-name="Predeterminado~LT~Hintergrund"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1" style:font-family-asian="'Nimbus Sans L', Arial" style:font-pitch-asian="variable" style:font-size-asian="12pt" style:language-asian="zxx" style:country-asian="none" style:font-name-complex="Tahoma" style:font-family-complex="Tahoma, Lucidasans" style:font-pitch-complex="variable" style:font-size-complex="12pt" style:language-complex="zxx" style:country-complex="none" fo:hyphenate="false" fo:hyphenation-remain-char-count="2" fo:hyphenation-push-char-count="2"/>
    </style:style>
    <style:style style:name="Objetos_20_de_20_fondo" style:display-name="Objetos de fondo"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1" style:font-family-asian="'Nimbus Sans L', Arial" style:font-pitch-asian="variable" style:font-size-asian="12pt" style:language-asian="zxx" style:country-asian="none" style:font-name-complex="Tahoma" style:font-family-complex="Tahoma, Lucidasans" style:font-pitch-complex="variable" style:font-size-complex="12pt" style:language-complex="zxx" style:country-complex="none" fo:hyphenate="false" fo:hyphenation-remain-char-count="2" fo:hyphenation-push-char-count="2"/>
    </style:style>
    <style:style style:name="Fondo"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1" style:font-family-asian="'Nimbus Sans L', Arial" style:font-pitch-asian="variable" style:font-size-asian="12pt" style:language-asian="zxx" style:country-asian="none" style:font-name-complex="Tahoma" style:font-family-complex="Tahoma, Lucidasans" style:font-pitch-complex="variable" style:font-size-complex="12pt" style:language-complex="zxx" style:country-complex="none" fo:hyphenate="false" fo:hyphenation-remain-char-count="2" fo:hyphenation-push-char-count="2"/>
    </style:style>
    <style:style style:name="Notas"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Lucidasans" style:font-pitch="variable" fo:language="de" fo:country="DE" fo:font-style="normal" fo:text-shadow="none" style:text-underline-style="none" fo:font-weight="normal" style:font-name-asian="Tahoma" style:font-family-asian="Tahoma, Lucidasans" style:font-pitch-asian="variable" style:language-asian="zxx" style:country-asian="none" style:font-style-asian="normal" style:font-weight-asian="normal" style:font-name-complex="Tahoma" style:font-family-complex="Tahoma, Lucidasans" style:font-pitch-complex="variable" style:language-complex="zxx" style:country-complex="none" style:font-style-complex="normal" style:font-weight-complex="normal" style:text-emphasize="none" fo:hyphenate="false" fo:hyphenation-remain-char-count="2" fo:hyphenation-push-char-count="2"/>
    </style:style>
    <style:style style:name="Esquema_20_1" style:display-name="Esquema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language-asian="zxx" style:country-asian="none"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Esquema_20_2" style:display-name="Esquema 2" style:family="paragraph" style:parent-style-name="Esquema_20_1">
      <style:paragraph-properties fo:margin-left="2.341cm" fo:margin-right="0cm" fo:margin-top="0.238cm" fo:margin-bottom="0cm" loext:contextual-spacing="false" fo:line-height="80%" fo:text-indent="0cm" style:auto-text-indent="false">
        <style:tab-stops>
          <style:tab-stop style:position="2.494cm"/>
          <style:tab-stop style:position="3.743cm"/>
          <style:tab-stop style:position="3.764cm"/>
          <style:tab-stop style:position="4.99cm"/>
          <style:tab-stop style:position="5.013cm"/>
          <style:tab-stop style:position="6.239cm"/>
          <style:tab-stop style:position="6.26cm"/>
          <style:tab-stop style:position="7.486cm"/>
          <style:tab-stop style:position="7.509cm"/>
          <style:tab-stop style:position="8.735cm"/>
          <style:tab-stop style:position="8.756cm"/>
          <style:tab-stop style:position="9.982cm"/>
          <style:tab-stop style:position="10.005cm"/>
          <style:tab-stop style:position="11.231cm"/>
          <style:tab-stop style:position="11.252cm"/>
          <style:tab-stop style:position="12.478cm"/>
          <style:tab-stop style:position="12.501cm"/>
          <style:tab-stop style:position="13.725cm"/>
          <style:tab-stop style:position="13.748cm"/>
          <style:tab-stop style:position="14.974cm"/>
          <style:tab-stop style:position="14.995cm"/>
          <style:tab-stop style:position="16.222cm"/>
          <style:tab-stop style:position="16.244cm"/>
          <style:tab-stop style:position="17.47cm"/>
          <style:tab-stop style:position="17.492cm"/>
          <style:tab-stop style:position="18.718cm"/>
          <style:tab-stop style:position="18.74cm"/>
          <style:tab-stop style:position="19.965cm"/>
          <style:tab-stop style:position="19.988cm"/>
          <style:tab-stop style:position="21.214cm"/>
          <style:tab-stop style:position="21.235cm"/>
          <style:tab-stop style:position="22.461cm"/>
          <style:tab-stop style:position="22.484cm"/>
          <style:tab-stop style:position="23.71cm"/>
          <style:tab-stop style:position="23.731cm"/>
          <style:tab-stop style:position="24.957cm"/>
          <style:tab-stop style:position="24.98cm"/>
          <style:tab-stop style:position="26.206cm"/>
          <style:tab-stop style:position="26.227cm"/>
        </style:tab-stops>
      </style:paragraph-properties>
      <style:text-properties fo:font-size="27pt" style:font-size-asian="27pt" style:font-size-complex="27pt"/>
    </style:style>
    <style:style style:name="Esquema_20_3" style:display-name="Esquema 3" style:family="paragraph" style:parent-style-name="Esquema_20_2">
      <style:paragraph-properties fo:margin-left="3.607cm" fo:margin-right="0cm" fo:margin-top="0.203cm" fo:margin-bottom="0cm" loext:contextual-spacing="false" fo:text-indent="0cm" style:auto-text-indent="false">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7.486cm"/>
          <style:tab-stop style:position="7.488cm"/>
          <style:tab-stop style:position="7.505cm"/>
          <style:tab-stop style:position="7.509cm"/>
          <style:tab-stop style:position="7.527cm"/>
          <style:tab-stop style:position="8.735cm"/>
          <style:tab-stop style:position="8.752cm"/>
          <style:tab-stop style:position="8.756cm"/>
          <style:tab-stop style:position="8.775cm"/>
          <style:tab-stop style:position="9.982cm"/>
          <style:tab-stop style:position="9.984cm"/>
          <style:tab-stop style:position="10.001cm"/>
          <style:tab-stop style:position="10.005cm"/>
          <style:tab-stop style:position="10.022cm"/>
          <style:tab-stop style:position="11.231cm"/>
          <style:tab-stop style:position="11.248cm"/>
          <style:tab-stop style:position="11.252cm"/>
          <style:tab-stop style:position="11.271cm"/>
          <style:tab-stop style:position="12.478cm"/>
          <style:tab-stop style:position="12.48cm"/>
          <style:tab-stop style:position="12.497cm"/>
          <style:tab-stop style:position="12.501cm"/>
          <style:tab-stop style:position="12.518cm"/>
          <style:tab-stop style:position="13.725cm"/>
          <style:tab-stop style:position="13.727cm"/>
          <style:tab-stop style:position="13.744cm"/>
          <style:tab-stop style:position="13.748cm"/>
          <style:tab-stop style:position="13.767cm"/>
          <style:tab-stop style:position="14.974cm"/>
          <style:tab-stop style:position="14.975cm"/>
          <style:tab-stop style:position="14.991cm"/>
          <style:tab-stop style:position="14.995cm"/>
          <style:tab-stop style:position="15.014cm"/>
          <style:tab-stop style:position="16.222cm"/>
          <style:tab-stop style:position="16.24cm"/>
          <style:tab-stop style:position="16.244cm"/>
          <style:tab-stop style:position="16.261cm"/>
          <style:tab-stop style:position="17.47cm"/>
          <style:tab-stop style:position="17.471cm"/>
          <style:tab-stop style:position="17.489cm"/>
          <style:tab-stop style:position="17.492cm"/>
          <style:tab-stop style:position="17.51cm"/>
          <style:tab-stop style:position="18.718cm"/>
          <style:tab-stop style:position="18.736cm"/>
          <style:tab-stop style:position="18.74cm"/>
          <style:tab-stop style:position="18.759cm"/>
          <style:tab-stop style:position="19.965cm"/>
          <style:tab-stop style:position="19.967cm"/>
          <style:tab-stop style:position="19.985cm"/>
          <style:tab-stop style:position="19.988cm"/>
          <style:tab-stop style:position="20.006cm"/>
          <style:tab-stop style:position="21.214cm"/>
          <style:tab-stop style:position="21.232cm"/>
          <style:tab-stop style:position="21.235cm"/>
          <style:tab-stop style:position="21.255cm"/>
          <style:tab-stop style:position="22.461cm"/>
          <style:tab-stop style:position="22.481cm"/>
          <style:tab-stop style:position="22.484cm"/>
          <style:tab-stop style:position="22.502cm"/>
          <style:tab-stop style:position="23.71cm"/>
          <style:tab-stop style:position="23.728cm"/>
          <style:tab-stop style:position="23.731cm"/>
          <style:tab-stop style:position="23.751cm"/>
          <style:tab-stop style:position="24.957cm"/>
          <style:tab-stop style:position="24.959cm"/>
          <style:tab-stop style:position="24.977cm"/>
          <style:tab-stop style:position="24.98cm"/>
          <style:tab-stop style:position="24.998cm"/>
          <style:tab-stop style:position="26.206cm"/>
          <style:tab-stop style:position="26.224cm"/>
          <style:tab-stop style:position="26.227cm"/>
          <style:tab-stop style:position="26.247cm"/>
          <style:tab-stop style:position="27.455cm"/>
          <style:tab-stop style:position="27.473cm"/>
          <style:tab-stop style:position="27.494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left="5.054cm" fo:margin-right="0cm" fo:margin-top="0.185cm" fo:margin-bottom="0cm" loext:contextual-spacing="false" fo:text-indent="0cm" style:auto-text-indent="false">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6.477cm"/>
          <style:tab-stop style:position="7.486cm"/>
          <style:tab-stop style:position="7.488cm"/>
          <style:tab-stop style:position="7.505cm"/>
          <style:tab-stop style:position="7.509cm"/>
          <style:tab-stop style:position="7.527cm"/>
          <style:tab-stop style:position="7.703cm"/>
          <style:tab-stop style:position="7.726cm"/>
          <style:tab-stop style:position="8.735cm"/>
          <style:tab-stop style:position="8.752cm"/>
          <style:tab-stop style:position="8.756cm"/>
          <style:tab-stop style:position="8.775cm"/>
          <style:tab-stop style:position="8.934cm"/>
          <style:tab-stop style:position="8.952cm"/>
          <style:tab-stop style:position="8.973cm"/>
          <style:tab-stop style:position="9.982cm"/>
          <style:tab-stop style:position="9.984cm"/>
          <style:tab-stop style:position="10.001cm"/>
          <style:tab-stop style:position="10.005cm"/>
          <style:tab-stop style:position="10.022cm"/>
          <style:tab-stop style:position="10.181cm"/>
          <style:tab-stop style:position="10.199cm"/>
          <style:tab-stop style:position="10.222cm"/>
          <style:tab-stop style:position="11.231cm"/>
          <style:tab-stop style:position="11.248cm"/>
          <style:tab-stop style:position="11.252cm"/>
          <style:tab-stop style:position="11.271cm"/>
          <style:tab-stop style:position="11.43cm"/>
          <style:tab-stop style:position="11.448cm"/>
          <style:tab-stop style:position="11.469cm"/>
          <style:tab-stop style:position="12.478cm"/>
          <style:tab-stop style:position="12.48cm"/>
          <style:tab-stop style:position="12.497cm"/>
          <style:tab-stop style:position="12.501cm"/>
          <style:tab-stop style:position="12.518cm"/>
          <style:tab-stop style:position="12.677cm"/>
          <style:tab-stop style:position="12.695cm"/>
          <style:tab-stop style:position="12.718cm"/>
          <style:tab-stop style:position="13.725cm"/>
          <style:tab-stop style:position="13.727cm"/>
          <style:tab-stop style:position="13.744cm"/>
          <style:tab-stop style:position="13.748cm"/>
          <style:tab-stop style:position="13.767cm"/>
          <style:tab-stop style:position="13.926cm"/>
          <style:tab-stop style:position="13.944cm"/>
          <style:tab-stop style:position="13.965cm"/>
          <style:tab-stop style:position="14.974cm"/>
          <style:tab-stop style:position="14.975cm"/>
          <style:tab-stop style:position="14.991cm"/>
          <style:tab-stop style:position="14.995cm"/>
          <style:tab-stop style:position="15.014cm"/>
          <style:tab-stop style:position="15.173cm"/>
          <style:tab-stop style:position="15.191cm"/>
          <style:tab-stop style:position="15.214cm"/>
          <style:tab-stop style:position="16.222cm"/>
          <style:tab-stop style:position="16.24cm"/>
          <style:tab-stop style:position="16.244cm"/>
          <style:tab-stop style:position="16.261cm"/>
          <style:tab-stop style:position="16.422cm"/>
          <style:tab-stop style:position="16.438cm"/>
          <style:tab-stop style:position="16.461cm"/>
          <style:tab-stop style:position="17.47cm"/>
          <style:tab-stop style:position="17.471cm"/>
          <style:tab-stop style:position="17.489cm"/>
          <style:tab-stop style:position="17.492cm"/>
          <style:tab-stop style:position="17.51cm"/>
          <style:tab-stop style:position="17.669cm"/>
          <style:tab-stop style:position="17.687cm"/>
          <style:tab-stop style:position="17.708cm"/>
          <style:tab-stop style:position="18.718cm"/>
          <style:tab-stop style:position="18.736cm"/>
          <style:tab-stop style:position="18.74cm"/>
          <style:tab-stop style:position="18.759cm"/>
          <style:tab-stop style:position="18.918cm"/>
          <style:tab-stop style:position="18.935cm"/>
          <style:tab-stop style:position="18.957cm"/>
          <style:tab-stop style:position="19.965cm"/>
          <style:tab-stop style:position="19.967cm"/>
          <style:tab-stop style:position="19.985cm"/>
          <style:tab-stop style:position="19.988cm"/>
          <style:tab-stop style:position="20.006cm"/>
          <style:tab-stop style:position="20.165cm"/>
          <style:tab-stop style:position="20.182cm"/>
          <style:tab-stop style:position="20.205cm"/>
          <style:tab-stop style:position="21.214cm"/>
          <style:tab-stop style:position="21.232cm"/>
          <style:tab-stop style:position="21.235cm"/>
          <style:tab-stop style:position="21.255cm"/>
          <style:tab-stop style:position="21.414cm"/>
          <style:tab-stop style:position="21.431cm"/>
          <style:tab-stop style:position="21.452cm"/>
          <style:tab-stop style:position="22.461cm"/>
          <style:tab-stop style:position="22.463cm"/>
          <style:tab-stop style:position="22.481cm"/>
          <style:tab-stop style:position="22.484cm"/>
          <style:tab-stop style:position="22.502cm"/>
          <style:tab-stop style:position="22.661cm"/>
          <style:tab-stop style:position="22.678cm"/>
          <style:tab-stop style:position="22.701cm"/>
          <style:tab-stop style:position="23.71cm"/>
          <style:tab-stop style:position="23.728cm"/>
          <style:tab-stop style:position="23.731cm"/>
          <style:tab-stop style:position="23.751cm"/>
          <style:tab-stop style:position="23.908cm"/>
          <style:tab-stop style:position="23.927cm"/>
          <style:tab-stop style:position="23.948cm"/>
          <style:tab-stop style:position="24.957cm"/>
          <style:tab-stop style:position="24.959cm"/>
          <style:tab-stop style:position="24.977cm"/>
          <style:tab-stop style:position="24.98cm"/>
          <style:tab-stop style:position="24.998cm"/>
          <style:tab-stop style:position="25.157cm"/>
          <style:tab-stop style:position="25.174cm"/>
          <style:tab-stop style:position="25.197cm"/>
          <style:tab-stop style:position="26.206cm"/>
          <style:tab-stop style:position="26.224cm"/>
          <style:tab-stop style:position="26.227cm"/>
          <style:tab-stop style:position="26.247cm"/>
          <style:tab-stop style:position="26.405cm"/>
          <style:tab-stop style:position="26.423cm"/>
          <style:tab-stop style:position="26.444cm"/>
          <style:tab-stop style:position="27.455cm"/>
          <style:tab-stop style:position="27.473cm"/>
          <style:tab-stop style:position="27.494cm"/>
          <style:tab-stop style:position="27.652cm"/>
          <style:tab-stop style:position="27.67cm"/>
          <style:tab-stop style:position="27.693cm"/>
          <style:tab-stop style:position="28.702cm"/>
          <style:tab-stop style:position="28.901cm"/>
          <style:tab-stop style:position="28.919cm"/>
          <style:tab-stop style:position="28.94cm"/>
          <style:tab-stop style:position="29.951cm"/>
        </style:tab-stops>
      </style:paragraph-properties>
      <style:text-properties fo:font-size="21pt" style:font-size-asian="21pt" style:font-size-complex="21pt"/>
    </style:style>
    <style:style style:name="Esquema_20_5" style:display-name="Esquema 5" style:family="paragraph" style:parent-style-name="Esquema_20_4">
      <style:paragraph-properties>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6.477cm"/>
          <style:tab-stop style:position="7.486cm"/>
          <style:tab-stop style:position="7.488cm"/>
          <style:tab-stop style:position="7.505cm"/>
          <style:tab-stop style:position="7.509cm"/>
          <style:tab-stop style:position="7.527cm"/>
          <style:tab-stop style:position="7.703cm"/>
          <style:tab-stop style:position="7.726cm"/>
          <style:tab-stop style:position="7.927cm"/>
          <style:tab-stop style:position="8.735cm"/>
          <style:tab-stop style:position="8.752cm"/>
          <style:tab-stop style:position="8.756cm"/>
          <style:tab-stop style:position="8.775cm"/>
          <style:tab-stop style:position="8.934cm"/>
          <style:tab-stop style:position="8.952cm"/>
          <style:tab-stop style:position="8.973cm"/>
          <style:tab-stop style:position="9.153cm"/>
          <style:tab-stop style:position="9.176cm"/>
          <style:tab-stop style:position="9.982cm"/>
          <style:tab-stop style:position="9.984cm"/>
          <style:tab-stop style:position="10.001cm"/>
          <style:tab-stop style:position="10.005cm"/>
          <style:tab-stop style:position="10.022cm"/>
          <style:tab-stop style:position="10.181cm"/>
          <style:tab-stop style:position="10.199cm"/>
          <style:tab-stop style:position="10.222cm"/>
          <style:tab-stop style:position="10.384cm"/>
          <style:tab-stop style:position="10.402cm"/>
          <style:tab-stop style:position="10.423cm"/>
          <style:tab-stop style:position="11.231cm"/>
          <style:tab-stop style:position="11.248cm"/>
          <style:tab-stop style:position="11.252cm"/>
          <style:tab-stop style:position="11.271cm"/>
          <style:tab-stop style:position="11.43cm"/>
          <style:tab-stop style:position="11.448cm"/>
          <style:tab-stop style:position="11.469cm"/>
          <style:tab-stop style:position="11.631cm"/>
          <style:tab-stop style:position="11.649cm"/>
          <style:tab-stop style:position="11.672cm"/>
          <style:tab-stop style:position="12.478cm"/>
          <style:tab-stop style:position="12.48cm"/>
          <style:tab-stop style:position="12.497cm"/>
          <style:tab-stop style:position="12.501cm"/>
          <style:tab-stop style:position="12.518cm"/>
          <style:tab-stop style:position="12.677cm"/>
          <style:tab-stop style:position="12.681cm"/>
          <style:tab-stop style:position="12.695cm"/>
          <style:tab-stop style:position="12.718cm"/>
          <style:tab-stop style:position="12.88cm"/>
          <style:tab-stop style:position="12.898cm"/>
          <style:tab-stop style:position="12.919cm"/>
          <style:tab-stop style:position="13.725cm"/>
          <style:tab-stop style:position="13.727cm"/>
          <style:tab-stop style:position="13.744cm"/>
          <style:tab-stop style:position="13.748cm"/>
          <style:tab-stop style:position="13.767cm"/>
          <style:tab-stop style:position="13.926cm"/>
          <style:tab-stop style:position="13.928cm"/>
          <style:tab-stop style:position="13.944cm"/>
          <style:tab-stop style:position="13.965cm"/>
          <style:tab-stop style:position="14.127cm"/>
          <style:tab-stop style:position="14.145cm"/>
          <style:tab-stop style:position="14.168cm"/>
          <style:tab-stop style:position="14.974cm"/>
          <style:tab-stop style:position="14.975cm"/>
          <style:tab-stop style:position="14.991cm"/>
          <style:tab-stop style:position="14.995cm"/>
          <style:tab-stop style:position="15.014cm"/>
          <style:tab-stop style:position="15.173cm"/>
          <style:tab-stop style:position="15.177cm"/>
          <style:tab-stop style:position="15.191cm"/>
          <style:tab-stop style:position="15.214cm"/>
          <style:tab-stop style:position="15.376cm"/>
          <style:tab-stop style:position="15.393cm"/>
          <style:tab-stop style:position="15.415cm"/>
          <style:tab-stop style:position="16.222cm"/>
          <style:tab-stop style:position="16.24cm"/>
          <style:tab-stop style:position="16.244cm"/>
          <style:tab-stop style:position="16.261cm"/>
          <style:tab-stop style:position="16.422cm"/>
          <style:tab-stop style:position="16.425cm"/>
          <style:tab-stop style:position="16.438cm"/>
          <style:tab-stop style:position="16.461cm"/>
          <style:tab-stop style:position="16.623cm"/>
          <style:tab-stop style:position="16.641cm"/>
          <style:tab-stop style:position="16.663cm"/>
          <style:tab-stop style:position="17.47cm"/>
          <style:tab-stop style:position="17.471cm"/>
          <style:tab-stop style:position="17.489cm"/>
          <style:tab-stop style:position="17.492cm"/>
          <style:tab-stop style:position="17.51cm"/>
          <style:tab-stop style:position="17.669cm"/>
          <style:tab-stop style:position="17.672cm"/>
          <style:tab-stop style:position="17.687cm"/>
          <style:tab-stop style:position="17.708cm"/>
          <style:tab-stop style:position="17.872cm"/>
          <style:tab-stop style:position="17.888cm"/>
          <style:tab-stop style:position="17.911cm"/>
          <style:tab-stop style:position="18.717cm"/>
          <style:tab-stop style:position="18.718cm"/>
          <style:tab-stop style:position="18.736cm"/>
          <style:tab-stop style:position="18.74cm"/>
          <style:tab-stop style:position="18.759cm"/>
          <style:tab-stop style:position="18.918cm"/>
          <style:tab-stop style:position="18.921cm"/>
          <style:tab-stop style:position="18.935cm"/>
          <style:tab-stop style:position="18.957cm"/>
          <style:tab-stop style:position="19.119cm"/>
          <style:tab-stop style:position="19.136cm"/>
          <style:tab-stop style:position="19.158cm"/>
          <style:tab-stop style:position="19.965cm"/>
          <style:tab-stop style:position="19.967cm"/>
          <style:tab-stop style:position="19.985cm"/>
          <style:tab-stop style:position="19.988cm"/>
          <style:tab-stop style:position="20.006cm"/>
          <style:tab-stop style:position="20.165cm"/>
          <style:tab-stop style:position="20.168cm"/>
          <style:tab-stop style:position="20.182cm"/>
          <style:tab-stop style:position="20.205cm"/>
          <style:tab-stop style:position="20.368cm"/>
          <style:tab-stop style:position="20.385cm"/>
          <style:tab-stop style:position="20.406cm"/>
          <style:tab-stop style:position="21.214cm"/>
          <style:tab-stop style:position="21.232cm"/>
          <style:tab-stop style:position="21.235cm"/>
          <style:tab-stop style:position="21.255cm"/>
          <style:tab-stop style:position="21.414cm"/>
          <style:tab-stop style:position="21.417cm"/>
          <style:tab-stop style:position="21.431cm"/>
          <style:tab-stop style:position="21.452cm"/>
          <style:tab-stop style:position="21.615cm"/>
          <style:tab-stop style:position="21.632cm"/>
          <style:tab-stop style:position="21.655cm"/>
          <style:tab-stop style:position="22.461cm"/>
          <style:tab-stop style:position="22.463cm"/>
          <style:tab-stop style:position="22.481cm"/>
          <style:tab-stop style:position="22.484cm"/>
          <style:tab-stop style:position="22.502cm"/>
          <style:tab-stop style:position="22.661cm"/>
          <style:tab-stop style:position="22.664cm"/>
          <style:tab-stop style:position="22.678cm"/>
          <style:tab-stop style:position="22.701cm"/>
          <style:tab-stop style:position="22.864cm"/>
          <style:tab-stop style:position="22.881cm"/>
          <style:tab-stop style:position="22.902cm"/>
          <style:tab-stop style:position="23.71cm"/>
          <style:tab-stop style:position="23.728cm"/>
          <style:tab-stop style:position="23.731cm"/>
          <style:tab-stop style:position="23.751cm"/>
          <style:tab-stop style:position="23.908cm"/>
          <style:tab-stop style:position="23.913cm"/>
          <style:tab-stop style:position="23.927cm"/>
          <style:tab-stop style:position="23.948cm"/>
          <style:tab-stop style:position="24.111cm"/>
          <style:tab-stop style:position="24.128cm"/>
          <style:tab-stop style:position="24.151cm"/>
          <style:tab-stop style:position="24.957cm"/>
          <style:tab-stop style:position="24.959cm"/>
          <style:tab-stop style:position="24.977cm"/>
          <style:tab-stop style:position="24.98cm"/>
          <style:tab-stop style:position="24.998cm"/>
          <style:tab-stop style:position="25.157cm"/>
          <style:tab-stop style:position="25.16cm"/>
          <style:tab-stop style:position="25.174cm"/>
          <style:tab-stop style:position="25.197cm"/>
          <style:tab-stop style:position="25.358cm"/>
          <style:tab-stop style:position="25.377cm"/>
          <style:tab-stop style:position="25.398cm"/>
          <style:tab-stop style:position="26.206cm"/>
          <style:tab-stop style:position="26.224cm"/>
          <style:tab-stop style:position="26.227cm"/>
          <style:tab-stop style:position="26.247cm"/>
          <style:tab-stop style:position="26.405cm"/>
          <style:tab-stop style:position="26.409cm"/>
          <style:tab-stop style:position="26.423cm"/>
          <style:tab-stop style:position="26.444cm"/>
          <style:tab-stop style:position="26.607cm"/>
          <style:tab-stop style:position="26.624cm"/>
          <style:tab-stop style:position="26.647cm"/>
          <style:tab-stop style:position="27.453cm"/>
          <style:tab-stop style:position="27.455cm"/>
          <style:tab-stop style:position="27.473cm"/>
          <style:tab-stop style:position="27.494cm"/>
          <style:tab-stop style:position="27.652cm"/>
          <style:tab-stop style:position="27.656cm"/>
          <style:tab-stop style:position="27.67cm"/>
          <style:tab-stop style:position="27.693cm"/>
          <style:tab-stop style:position="27.855cm"/>
          <style:tab-stop style:position="27.873cm"/>
          <style:tab-stop style:position="27.894cm"/>
          <style:tab-stop style:position="28.702cm"/>
          <style:tab-stop style:position="28.901cm"/>
          <style:tab-stop style:position="28.905cm"/>
          <style:tab-stop style:position="28.919cm"/>
          <style:tab-stop style:position="28.94cm"/>
          <style:tab-stop style:position="29.102cm"/>
          <style:tab-stop style:position="29.12cm"/>
          <style:tab-stop style:position="29.143cm"/>
          <style:tab-stop style:position="29.949cm"/>
          <style:tab-stop style:position="29.951cm"/>
          <style:tab-stop style:position="30.152cm"/>
          <style:tab-stop style:position="30.351cm"/>
          <style:tab-stop style:position="30.369cm"/>
          <style:tab-stop style:position="30.39cm"/>
          <style:tab-stop style:position="31.40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2.494cm"/>
          <style:tab-stop style:position="3.743cm"/>
          <style:tab-stop style:position="4.99cm"/>
          <style:tab-stop style:position="6.239cm"/>
          <style:tab-stop style:position="7.486cm"/>
          <style:tab-stop style:position="8.735cm"/>
          <style:tab-stop style:position="9.982cm"/>
          <style:tab-stop style:position="11.231cm"/>
          <style:tab-stop style:position="12.478cm"/>
          <style:tab-stop style:position="13.725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language-asian="zxx" style:country-asian="none"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_7e_LT_7e_Gliederung_20_2" style:display-name="Título1~LT~Gliederung 2" style:family="paragraph" style:parent-style-name="Título1_7e_LT_7e_Gliederung_20_1">
      <style:paragraph-properties fo:margin-left="2.341cm" fo:margin-right="0cm" fo:margin-top="0.238cm" fo:margin-bottom="0cm" loext:contextual-spacing="false" fo:line-height="80%" fo:text-indent="0cm" style:auto-text-indent="false">
        <style:tab-stops>
          <style:tab-stop style:position="2.494cm"/>
          <style:tab-stop style:position="3.743cm"/>
          <style:tab-stop style:position="3.764cm"/>
          <style:tab-stop style:position="4.99cm"/>
          <style:tab-stop style:position="5.013cm"/>
          <style:tab-stop style:position="6.239cm"/>
          <style:tab-stop style:position="6.26cm"/>
          <style:tab-stop style:position="7.486cm"/>
          <style:tab-stop style:position="7.509cm"/>
          <style:tab-stop style:position="8.735cm"/>
          <style:tab-stop style:position="8.756cm"/>
          <style:tab-stop style:position="9.982cm"/>
          <style:tab-stop style:position="10.005cm"/>
          <style:tab-stop style:position="11.231cm"/>
          <style:tab-stop style:position="11.252cm"/>
          <style:tab-stop style:position="12.478cm"/>
          <style:tab-stop style:position="12.501cm"/>
          <style:tab-stop style:position="13.725cm"/>
          <style:tab-stop style:position="13.748cm"/>
          <style:tab-stop style:position="14.974cm"/>
          <style:tab-stop style:position="14.995cm"/>
          <style:tab-stop style:position="16.222cm"/>
          <style:tab-stop style:position="16.244cm"/>
          <style:tab-stop style:position="17.47cm"/>
          <style:tab-stop style:position="17.492cm"/>
          <style:tab-stop style:position="18.718cm"/>
          <style:tab-stop style:position="18.74cm"/>
          <style:tab-stop style:position="19.965cm"/>
          <style:tab-stop style:position="19.988cm"/>
          <style:tab-stop style:position="21.214cm"/>
          <style:tab-stop style:position="21.235cm"/>
          <style:tab-stop style:position="22.461cm"/>
          <style:tab-stop style:position="22.484cm"/>
          <style:tab-stop style:position="23.71cm"/>
          <style:tab-stop style:position="23.731cm"/>
          <style:tab-stop style:position="24.957cm"/>
          <style:tab-stop style:position="24.98cm"/>
          <style:tab-stop style:position="26.206cm"/>
          <style:tab-stop style:position="26.227cm"/>
        </style:tab-stops>
      </style:paragraph-properties>
      <style:text-properties fo:font-size="27pt" style:font-size-asian="27pt" style:font-size-complex="27pt"/>
    </style:style>
    <style:style style:name="Título1_7e_LT_7e_Gliederung_20_3" style:display-name="Título1~LT~Gliederung 3" style:family="paragraph" style:parent-style-name="Título1_7e_LT_7e_Gliederung_20_2">
      <style:paragraph-properties fo:margin-left="3.607cm" fo:margin-right="0cm" fo:margin-top="0.203cm" fo:margin-bottom="0cm" loext:contextual-spacing="false" fo:text-indent="0cm" style:auto-text-indent="false">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7.486cm"/>
          <style:tab-stop style:position="7.488cm"/>
          <style:tab-stop style:position="7.505cm"/>
          <style:tab-stop style:position="7.509cm"/>
          <style:tab-stop style:position="7.527cm"/>
          <style:tab-stop style:position="8.735cm"/>
          <style:tab-stop style:position="8.752cm"/>
          <style:tab-stop style:position="8.756cm"/>
          <style:tab-stop style:position="8.775cm"/>
          <style:tab-stop style:position="9.982cm"/>
          <style:tab-stop style:position="9.984cm"/>
          <style:tab-stop style:position="10.001cm"/>
          <style:tab-stop style:position="10.005cm"/>
          <style:tab-stop style:position="10.022cm"/>
          <style:tab-stop style:position="11.231cm"/>
          <style:tab-stop style:position="11.248cm"/>
          <style:tab-stop style:position="11.252cm"/>
          <style:tab-stop style:position="11.271cm"/>
          <style:tab-stop style:position="12.478cm"/>
          <style:tab-stop style:position="12.48cm"/>
          <style:tab-stop style:position="12.497cm"/>
          <style:tab-stop style:position="12.501cm"/>
          <style:tab-stop style:position="12.518cm"/>
          <style:tab-stop style:position="13.725cm"/>
          <style:tab-stop style:position="13.727cm"/>
          <style:tab-stop style:position="13.744cm"/>
          <style:tab-stop style:position="13.748cm"/>
          <style:tab-stop style:position="13.767cm"/>
          <style:tab-stop style:position="14.974cm"/>
          <style:tab-stop style:position="14.975cm"/>
          <style:tab-stop style:position="14.991cm"/>
          <style:tab-stop style:position="14.995cm"/>
          <style:tab-stop style:position="15.014cm"/>
          <style:tab-stop style:position="16.222cm"/>
          <style:tab-stop style:position="16.24cm"/>
          <style:tab-stop style:position="16.244cm"/>
          <style:tab-stop style:position="16.261cm"/>
          <style:tab-stop style:position="17.47cm"/>
          <style:tab-stop style:position="17.471cm"/>
          <style:tab-stop style:position="17.489cm"/>
          <style:tab-stop style:position="17.492cm"/>
          <style:tab-stop style:position="17.51cm"/>
          <style:tab-stop style:position="18.718cm"/>
          <style:tab-stop style:position="18.736cm"/>
          <style:tab-stop style:position="18.74cm"/>
          <style:tab-stop style:position="18.759cm"/>
          <style:tab-stop style:position="19.965cm"/>
          <style:tab-stop style:position="19.967cm"/>
          <style:tab-stop style:position="19.985cm"/>
          <style:tab-stop style:position="19.988cm"/>
          <style:tab-stop style:position="20.006cm"/>
          <style:tab-stop style:position="21.214cm"/>
          <style:tab-stop style:position="21.232cm"/>
          <style:tab-stop style:position="21.235cm"/>
          <style:tab-stop style:position="21.255cm"/>
          <style:tab-stop style:position="22.461cm"/>
          <style:tab-stop style:position="22.481cm"/>
          <style:tab-stop style:position="22.484cm"/>
          <style:tab-stop style:position="22.502cm"/>
          <style:tab-stop style:position="23.71cm"/>
          <style:tab-stop style:position="23.728cm"/>
          <style:tab-stop style:position="23.731cm"/>
          <style:tab-stop style:position="23.751cm"/>
          <style:tab-stop style:position="24.957cm"/>
          <style:tab-stop style:position="24.959cm"/>
          <style:tab-stop style:position="24.977cm"/>
          <style:tab-stop style:position="24.98cm"/>
          <style:tab-stop style:position="24.998cm"/>
          <style:tab-stop style:position="26.206cm"/>
          <style:tab-stop style:position="26.224cm"/>
          <style:tab-stop style:position="26.227cm"/>
          <style:tab-stop style:position="26.247cm"/>
          <style:tab-stop style:position="27.455cm"/>
          <style:tab-stop style:position="27.473cm"/>
          <style:tab-stop style:position="27.494cm"/>
        </style:tab-stops>
      </style:paragraph-properties>
      <style:text-properties fo:font-size="23pt" style:font-size-asian="23pt" style:font-size-complex="23pt"/>
    </style:style>
    <style:style style:name="Título1_7e_LT_7e_Gliederung_20_4" style:display-name="Título1~LT~Gliederung 4" style:family="paragraph" style:parent-style-name="Título1_7e_LT_7e_Gliederung_20_3">
      <style:paragraph-properties fo:margin-left="5.054cm" fo:margin-right="0cm" fo:margin-top="0.185cm" fo:margin-bottom="0cm" loext:contextual-spacing="false" fo:text-indent="0cm" style:auto-text-indent="false">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6.477cm"/>
          <style:tab-stop style:position="7.486cm"/>
          <style:tab-stop style:position="7.488cm"/>
          <style:tab-stop style:position="7.505cm"/>
          <style:tab-stop style:position="7.509cm"/>
          <style:tab-stop style:position="7.527cm"/>
          <style:tab-stop style:position="7.703cm"/>
          <style:tab-stop style:position="7.726cm"/>
          <style:tab-stop style:position="8.735cm"/>
          <style:tab-stop style:position="8.752cm"/>
          <style:tab-stop style:position="8.756cm"/>
          <style:tab-stop style:position="8.775cm"/>
          <style:tab-stop style:position="8.934cm"/>
          <style:tab-stop style:position="8.952cm"/>
          <style:tab-stop style:position="8.973cm"/>
          <style:tab-stop style:position="9.982cm"/>
          <style:tab-stop style:position="9.984cm"/>
          <style:tab-stop style:position="10.001cm"/>
          <style:tab-stop style:position="10.005cm"/>
          <style:tab-stop style:position="10.022cm"/>
          <style:tab-stop style:position="10.181cm"/>
          <style:tab-stop style:position="10.199cm"/>
          <style:tab-stop style:position="10.222cm"/>
          <style:tab-stop style:position="11.231cm"/>
          <style:tab-stop style:position="11.248cm"/>
          <style:tab-stop style:position="11.252cm"/>
          <style:tab-stop style:position="11.271cm"/>
          <style:tab-stop style:position="11.43cm"/>
          <style:tab-stop style:position="11.448cm"/>
          <style:tab-stop style:position="11.469cm"/>
          <style:tab-stop style:position="12.478cm"/>
          <style:tab-stop style:position="12.48cm"/>
          <style:tab-stop style:position="12.497cm"/>
          <style:tab-stop style:position="12.501cm"/>
          <style:tab-stop style:position="12.518cm"/>
          <style:tab-stop style:position="12.677cm"/>
          <style:tab-stop style:position="12.695cm"/>
          <style:tab-stop style:position="12.718cm"/>
          <style:tab-stop style:position="13.725cm"/>
          <style:tab-stop style:position="13.727cm"/>
          <style:tab-stop style:position="13.744cm"/>
          <style:tab-stop style:position="13.748cm"/>
          <style:tab-stop style:position="13.767cm"/>
          <style:tab-stop style:position="13.926cm"/>
          <style:tab-stop style:position="13.944cm"/>
          <style:tab-stop style:position="13.965cm"/>
          <style:tab-stop style:position="14.974cm"/>
          <style:tab-stop style:position="14.975cm"/>
          <style:tab-stop style:position="14.991cm"/>
          <style:tab-stop style:position="14.995cm"/>
          <style:tab-stop style:position="15.014cm"/>
          <style:tab-stop style:position="15.173cm"/>
          <style:tab-stop style:position="15.191cm"/>
          <style:tab-stop style:position="15.214cm"/>
          <style:tab-stop style:position="16.222cm"/>
          <style:tab-stop style:position="16.24cm"/>
          <style:tab-stop style:position="16.244cm"/>
          <style:tab-stop style:position="16.261cm"/>
          <style:tab-stop style:position="16.422cm"/>
          <style:tab-stop style:position="16.438cm"/>
          <style:tab-stop style:position="16.461cm"/>
          <style:tab-stop style:position="17.47cm"/>
          <style:tab-stop style:position="17.471cm"/>
          <style:tab-stop style:position="17.489cm"/>
          <style:tab-stop style:position="17.492cm"/>
          <style:tab-stop style:position="17.51cm"/>
          <style:tab-stop style:position="17.669cm"/>
          <style:tab-stop style:position="17.687cm"/>
          <style:tab-stop style:position="17.708cm"/>
          <style:tab-stop style:position="18.718cm"/>
          <style:tab-stop style:position="18.736cm"/>
          <style:tab-stop style:position="18.74cm"/>
          <style:tab-stop style:position="18.759cm"/>
          <style:tab-stop style:position="18.918cm"/>
          <style:tab-stop style:position="18.935cm"/>
          <style:tab-stop style:position="18.957cm"/>
          <style:tab-stop style:position="19.965cm"/>
          <style:tab-stop style:position="19.967cm"/>
          <style:tab-stop style:position="19.985cm"/>
          <style:tab-stop style:position="19.988cm"/>
          <style:tab-stop style:position="20.006cm"/>
          <style:tab-stop style:position="20.165cm"/>
          <style:tab-stop style:position="20.182cm"/>
          <style:tab-stop style:position="20.205cm"/>
          <style:tab-stop style:position="21.214cm"/>
          <style:tab-stop style:position="21.232cm"/>
          <style:tab-stop style:position="21.235cm"/>
          <style:tab-stop style:position="21.255cm"/>
          <style:tab-stop style:position="21.414cm"/>
          <style:tab-stop style:position="21.431cm"/>
          <style:tab-stop style:position="21.452cm"/>
          <style:tab-stop style:position="22.461cm"/>
          <style:tab-stop style:position="22.463cm"/>
          <style:tab-stop style:position="22.481cm"/>
          <style:tab-stop style:position="22.484cm"/>
          <style:tab-stop style:position="22.502cm"/>
          <style:tab-stop style:position="22.661cm"/>
          <style:tab-stop style:position="22.678cm"/>
          <style:tab-stop style:position="22.701cm"/>
          <style:tab-stop style:position="23.71cm"/>
          <style:tab-stop style:position="23.728cm"/>
          <style:tab-stop style:position="23.731cm"/>
          <style:tab-stop style:position="23.751cm"/>
          <style:tab-stop style:position="23.908cm"/>
          <style:tab-stop style:position="23.927cm"/>
          <style:tab-stop style:position="23.948cm"/>
          <style:tab-stop style:position="24.957cm"/>
          <style:tab-stop style:position="24.959cm"/>
          <style:tab-stop style:position="24.977cm"/>
          <style:tab-stop style:position="24.98cm"/>
          <style:tab-stop style:position="24.998cm"/>
          <style:tab-stop style:position="25.157cm"/>
          <style:tab-stop style:position="25.174cm"/>
          <style:tab-stop style:position="25.197cm"/>
          <style:tab-stop style:position="26.206cm"/>
          <style:tab-stop style:position="26.224cm"/>
          <style:tab-stop style:position="26.227cm"/>
          <style:tab-stop style:position="26.247cm"/>
          <style:tab-stop style:position="26.405cm"/>
          <style:tab-stop style:position="26.423cm"/>
          <style:tab-stop style:position="26.444cm"/>
          <style:tab-stop style:position="27.455cm"/>
          <style:tab-stop style:position="27.473cm"/>
          <style:tab-stop style:position="27.494cm"/>
          <style:tab-stop style:position="27.652cm"/>
          <style:tab-stop style:position="27.67cm"/>
          <style:tab-stop style:position="27.693cm"/>
          <style:tab-stop style:position="28.702cm"/>
          <style:tab-stop style:position="28.901cm"/>
          <style:tab-stop style:position="28.919cm"/>
          <style:tab-stop style:position="28.94cm"/>
          <style:tab-stop style:position="29.951cm"/>
        </style:tab-stops>
      </style:paragraph-properties>
      <style:text-properties fo:font-size="21pt" style:font-size-asian="21pt" style:font-size-complex="21pt"/>
    </style:style>
    <style:style style:name="Título1_7e_LT_7e_Gliederung_20_5" style:display-name="Título1~LT~Gliederung 5" style:family="paragraph" style:parent-style-name="Título1_7e_LT_7e_Gliederung_20_4">
      <style:paragraph-properties>
        <style:tab-stops>
          <style:tab-stop style:position="2.494cm"/>
          <style:tab-stop style:position="3.743cm"/>
          <style:tab-stop style:position="3.764cm"/>
          <style:tab-stop style:position="4.99cm"/>
          <style:tab-stop style:position="5.013cm"/>
          <style:tab-stop style:position="5.031cm"/>
          <style:tab-stop style:position="6.239cm"/>
          <style:tab-stop style:position="6.257cm"/>
          <style:tab-stop style:position="6.26cm"/>
          <style:tab-stop style:position="6.279cm"/>
          <style:tab-stop style:position="6.477cm"/>
          <style:tab-stop style:position="7.486cm"/>
          <style:tab-stop style:position="7.488cm"/>
          <style:tab-stop style:position="7.505cm"/>
          <style:tab-stop style:position="7.509cm"/>
          <style:tab-stop style:position="7.527cm"/>
          <style:tab-stop style:position="7.703cm"/>
          <style:tab-stop style:position="7.726cm"/>
          <style:tab-stop style:position="7.927cm"/>
          <style:tab-stop style:position="8.735cm"/>
          <style:tab-stop style:position="8.752cm"/>
          <style:tab-stop style:position="8.756cm"/>
          <style:tab-stop style:position="8.775cm"/>
          <style:tab-stop style:position="8.934cm"/>
          <style:tab-stop style:position="8.952cm"/>
          <style:tab-stop style:position="8.973cm"/>
          <style:tab-stop style:position="9.153cm"/>
          <style:tab-stop style:position="9.176cm"/>
          <style:tab-stop style:position="9.982cm"/>
          <style:tab-stop style:position="9.984cm"/>
          <style:tab-stop style:position="10.001cm"/>
          <style:tab-stop style:position="10.005cm"/>
          <style:tab-stop style:position="10.022cm"/>
          <style:tab-stop style:position="10.181cm"/>
          <style:tab-stop style:position="10.199cm"/>
          <style:tab-stop style:position="10.222cm"/>
          <style:tab-stop style:position="10.384cm"/>
          <style:tab-stop style:position="10.402cm"/>
          <style:tab-stop style:position="10.423cm"/>
          <style:tab-stop style:position="11.231cm"/>
          <style:tab-stop style:position="11.248cm"/>
          <style:tab-stop style:position="11.252cm"/>
          <style:tab-stop style:position="11.271cm"/>
          <style:tab-stop style:position="11.43cm"/>
          <style:tab-stop style:position="11.448cm"/>
          <style:tab-stop style:position="11.469cm"/>
          <style:tab-stop style:position="11.631cm"/>
          <style:tab-stop style:position="11.649cm"/>
          <style:tab-stop style:position="11.672cm"/>
          <style:tab-stop style:position="12.478cm"/>
          <style:tab-stop style:position="12.48cm"/>
          <style:tab-stop style:position="12.497cm"/>
          <style:tab-stop style:position="12.501cm"/>
          <style:tab-stop style:position="12.518cm"/>
          <style:tab-stop style:position="12.677cm"/>
          <style:tab-stop style:position="12.681cm"/>
          <style:tab-stop style:position="12.695cm"/>
          <style:tab-stop style:position="12.718cm"/>
          <style:tab-stop style:position="12.88cm"/>
          <style:tab-stop style:position="12.898cm"/>
          <style:tab-stop style:position="12.919cm"/>
          <style:tab-stop style:position="13.725cm"/>
          <style:tab-stop style:position="13.727cm"/>
          <style:tab-stop style:position="13.744cm"/>
          <style:tab-stop style:position="13.748cm"/>
          <style:tab-stop style:position="13.767cm"/>
          <style:tab-stop style:position="13.926cm"/>
          <style:tab-stop style:position="13.928cm"/>
          <style:tab-stop style:position="13.944cm"/>
          <style:tab-stop style:position="13.965cm"/>
          <style:tab-stop style:position="14.127cm"/>
          <style:tab-stop style:position="14.145cm"/>
          <style:tab-stop style:position="14.168cm"/>
          <style:tab-stop style:position="14.974cm"/>
          <style:tab-stop style:position="14.975cm"/>
          <style:tab-stop style:position="14.991cm"/>
          <style:tab-stop style:position="14.995cm"/>
          <style:tab-stop style:position="15.014cm"/>
          <style:tab-stop style:position="15.173cm"/>
          <style:tab-stop style:position="15.177cm"/>
          <style:tab-stop style:position="15.191cm"/>
          <style:tab-stop style:position="15.214cm"/>
          <style:tab-stop style:position="15.376cm"/>
          <style:tab-stop style:position="15.393cm"/>
          <style:tab-stop style:position="15.415cm"/>
          <style:tab-stop style:position="16.222cm"/>
          <style:tab-stop style:position="16.24cm"/>
          <style:tab-stop style:position="16.244cm"/>
          <style:tab-stop style:position="16.261cm"/>
          <style:tab-stop style:position="16.422cm"/>
          <style:tab-stop style:position="16.425cm"/>
          <style:tab-stop style:position="16.438cm"/>
          <style:tab-stop style:position="16.461cm"/>
          <style:tab-stop style:position="16.623cm"/>
          <style:tab-stop style:position="16.641cm"/>
          <style:tab-stop style:position="16.663cm"/>
          <style:tab-stop style:position="17.47cm"/>
          <style:tab-stop style:position="17.471cm"/>
          <style:tab-stop style:position="17.489cm"/>
          <style:tab-stop style:position="17.492cm"/>
          <style:tab-stop style:position="17.51cm"/>
          <style:tab-stop style:position="17.669cm"/>
          <style:tab-stop style:position="17.672cm"/>
          <style:tab-stop style:position="17.687cm"/>
          <style:tab-stop style:position="17.708cm"/>
          <style:tab-stop style:position="17.872cm"/>
          <style:tab-stop style:position="17.888cm"/>
          <style:tab-stop style:position="17.911cm"/>
          <style:tab-stop style:position="18.717cm"/>
          <style:tab-stop style:position="18.718cm"/>
          <style:tab-stop style:position="18.736cm"/>
          <style:tab-stop style:position="18.74cm"/>
          <style:tab-stop style:position="18.759cm"/>
          <style:tab-stop style:position="18.918cm"/>
          <style:tab-stop style:position="18.921cm"/>
          <style:tab-stop style:position="18.935cm"/>
          <style:tab-stop style:position="18.957cm"/>
          <style:tab-stop style:position="19.119cm"/>
          <style:tab-stop style:position="19.136cm"/>
          <style:tab-stop style:position="19.158cm"/>
          <style:tab-stop style:position="19.965cm"/>
          <style:tab-stop style:position="19.967cm"/>
          <style:tab-stop style:position="19.985cm"/>
          <style:tab-stop style:position="19.988cm"/>
          <style:tab-stop style:position="20.006cm"/>
          <style:tab-stop style:position="20.165cm"/>
          <style:tab-stop style:position="20.168cm"/>
          <style:tab-stop style:position="20.182cm"/>
          <style:tab-stop style:position="20.205cm"/>
          <style:tab-stop style:position="20.368cm"/>
          <style:tab-stop style:position="20.385cm"/>
          <style:tab-stop style:position="20.406cm"/>
          <style:tab-stop style:position="21.214cm"/>
          <style:tab-stop style:position="21.232cm"/>
          <style:tab-stop style:position="21.235cm"/>
          <style:tab-stop style:position="21.255cm"/>
          <style:tab-stop style:position="21.414cm"/>
          <style:tab-stop style:position="21.417cm"/>
          <style:tab-stop style:position="21.431cm"/>
          <style:tab-stop style:position="21.452cm"/>
          <style:tab-stop style:position="21.615cm"/>
          <style:tab-stop style:position="21.632cm"/>
          <style:tab-stop style:position="21.655cm"/>
          <style:tab-stop style:position="22.461cm"/>
          <style:tab-stop style:position="22.463cm"/>
          <style:tab-stop style:position="22.481cm"/>
          <style:tab-stop style:position="22.484cm"/>
          <style:tab-stop style:position="22.502cm"/>
          <style:tab-stop style:position="22.661cm"/>
          <style:tab-stop style:position="22.664cm"/>
          <style:tab-stop style:position="22.678cm"/>
          <style:tab-stop style:position="22.701cm"/>
          <style:tab-stop style:position="22.864cm"/>
          <style:tab-stop style:position="22.881cm"/>
          <style:tab-stop style:position="22.902cm"/>
          <style:tab-stop style:position="23.71cm"/>
          <style:tab-stop style:position="23.728cm"/>
          <style:tab-stop style:position="23.731cm"/>
          <style:tab-stop style:position="23.751cm"/>
          <style:tab-stop style:position="23.908cm"/>
          <style:tab-stop style:position="23.913cm"/>
          <style:tab-stop style:position="23.927cm"/>
          <style:tab-stop style:position="23.948cm"/>
          <style:tab-stop style:position="24.111cm"/>
          <style:tab-stop style:position="24.128cm"/>
          <style:tab-stop style:position="24.151cm"/>
          <style:tab-stop style:position="24.957cm"/>
          <style:tab-stop style:position="24.959cm"/>
          <style:tab-stop style:position="24.977cm"/>
          <style:tab-stop style:position="24.98cm"/>
          <style:tab-stop style:position="24.998cm"/>
          <style:tab-stop style:position="25.157cm"/>
          <style:tab-stop style:position="25.16cm"/>
          <style:tab-stop style:position="25.174cm"/>
          <style:tab-stop style:position="25.197cm"/>
          <style:tab-stop style:position="25.358cm"/>
          <style:tab-stop style:position="25.377cm"/>
          <style:tab-stop style:position="25.398cm"/>
          <style:tab-stop style:position="26.206cm"/>
          <style:tab-stop style:position="26.224cm"/>
          <style:tab-stop style:position="26.227cm"/>
          <style:tab-stop style:position="26.247cm"/>
          <style:tab-stop style:position="26.405cm"/>
          <style:tab-stop style:position="26.409cm"/>
          <style:tab-stop style:position="26.423cm"/>
          <style:tab-stop style:position="26.444cm"/>
          <style:tab-stop style:position="26.607cm"/>
          <style:tab-stop style:position="26.624cm"/>
          <style:tab-stop style:position="26.647cm"/>
          <style:tab-stop style:position="27.453cm"/>
          <style:tab-stop style:position="27.455cm"/>
          <style:tab-stop style:position="27.473cm"/>
          <style:tab-stop style:position="27.494cm"/>
          <style:tab-stop style:position="27.652cm"/>
          <style:tab-stop style:position="27.656cm"/>
          <style:tab-stop style:position="27.67cm"/>
          <style:tab-stop style:position="27.693cm"/>
          <style:tab-stop style:position="27.855cm"/>
          <style:tab-stop style:position="27.873cm"/>
          <style:tab-stop style:position="27.894cm"/>
          <style:tab-stop style:position="28.702cm"/>
          <style:tab-stop style:position="28.901cm"/>
          <style:tab-stop style:position="28.905cm"/>
          <style:tab-stop style:position="28.919cm"/>
          <style:tab-stop style:position="28.94cm"/>
          <style:tab-stop style:position="29.102cm"/>
          <style:tab-stop style:position="29.12cm"/>
          <style:tab-stop style:position="29.143cm"/>
          <style:tab-stop style:position="29.949cm"/>
          <style:tab-stop style:position="29.951cm"/>
          <style:tab-stop style:position="30.152cm"/>
          <style:tab-stop style:position="30.351cm"/>
          <style:tab-stop style:position="30.369cm"/>
          <style:tab-stop style:position="30.39cm"/>
          <style:tab-stop style:position="31.40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ent-style-name="Standard">
      <style:paragraph-properties fo:margin-left="0cm" fo:margin-right="0cm" fo:margin-top="0cm" fo:margin-bottom="0cm" loext:contextual-spacing="false" fo:line-height="70%"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41pt" fo:language="de" fo:country="DE" fo:font-style="normal" fo:text-shadow="none" style:text-underline-style="none" fo:font-weight="normal" style:font-name-asian="HG Mincho Light J" style:font-family-asian="'HG Mincho Light J', msmincho" style:font-pitch-asian="variable" style:font-size-asian="41pt" style:language-asian="zxx" style:country-asian="none" style:font-style-asian="normal" style:font-weight-asian="normal" style:font-name-complex="HG Mincho Light J" style:font-family-complex="'HG Mincho Light J', msmincho" style:font-pitch-complex="variable" style:font-size-complex="41pt" style:language-complex="zxx" style:country-complex="none" style:font-style-complex="normal" style:font-weight-complex="normal" style:text-emphasize="none" fo:hyphenate="false" fo:hyphenation-remain-char-count="2" fo:hyphenation-push-char-count="2"/>
    </style:style>
    <style:style style:name="Título1_7e_LT_7e_Untertitel" style:display-name="Título1~LT~Untertitel" style:family="paragraph" style:parent-style-name="Standard">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language-asian="zxx" style:country-asian="none"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_7e_LT_7e_Notizen" style:display-name="Título1~LT~Notizen"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Lucidasans" style:font-pitch="variable" fo:language="de" fo:country="DE" fo:font-style="normal" fo:text-shadow="none" style:text-underline-style="none" fo:font-weight="normal" style:font-name-asian="Tahoma" style:font-family-asian="Tahoma, Lucidasans" style:font-pitch-asian="variable" style:language-asian="zxx" style:country-asian="none" style:font-style-asian="normal" style:font-weight-asian="normal" style:font-name-complex="Tahoma" style:font-family-complex="Tahoma, Lucidasans" style:font-pitch-complex="variable" style:language-complex="zxx" style:country-complex="none" style:font-style-complex="normal" style:font-weight-complex="normal" style:text-emphasize="none" fo:hyphenate="false" fo:hyphenation-remain-char-count="2" fo:hyphenation-push-char-count="2"/>
    </style:style>
    <style:style style:name="Título1_7e_LT_7e_Hintergrundobjekte" style:display-name="Título1~LT~Hintergrundobjekte"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1" style:font-family-asian="'Nimbus Sans L', Arial" style:font-pitch-asian="variable" style:font-size-asian="12pt" style:language-asian="zxx" style:country-asian="none" style:font-name-complex="Tahoma" style:font-family-complex="Tahoma, Lucidasans" style:font-pitch-complex="variable" style:font-size-complex="12pt" style:language-complex="zxx" style:country-complex="none" fo:hyphenate="false" fo:hyphenation-remain-char-count="2" fo:hyphenation-push-char-count="2"/>
    </style:style>
    <style:style style:name="Título1_7e_LT_7e_Hintergrund" style:display-name="Título1~LT~Hintergrund"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1" style:font-family-asian="'Nimbus Sans L', Arial" style:font-pitch-asian="variable" style:font-size-asian="12pt" style:language-asian="zxx" style:country-asian="none" style:font-name-complex="Tahoma" style:font-family-complex="Tahoma, Lucidasans" style:font-pitch-complex="variable" style:font-size-complex="12pt" style:language-complex="zxx" style:country-complex="none"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1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6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 style:family="text"/>
    <style:style style:name="WW-WW8Num1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WW8Num2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 style:family="text"/>
    <style:style style:name="WW-WW8Num1z0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WW8Num2z0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 style:family="text"/>
    <style:style style:name="WW-WW8Num1z01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WW8Num2z01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1" style:family="text"/>
    <style:style style:name="WW-WW8Num1z011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WW8Num2z011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11" style:family="text"/>
    <style:style style:name="WW-WW8Num1z0111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WW8Num2z01111"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3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Absatz-Standardschriftart11111111111111" style:family="text"/>
    <style:style style:name="WW-Absatz-Standardschriftart111111111111111" style:family="text"/>
    <style:style style:name="WW-Absatz-Standardschriftart1111111111111111" style:family="text"/>
    <style:style style:name="Internet_20_link" style:display-name="Internet link" style:family="text">
      <style:text-properties fo:color="#000080" style:text-underline-style="solid" style:text-underline-width="auto" style:text-underline-color="font-color"/>
    </style:style>
    <style:style style:name="WW8Num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WW-Viñetas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WW-Viñetas1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WW-Viñetas11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WW-Viñetas111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WW-Viñetas1111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WW-Viñetas111111"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Carácter_20_de_20_numeración" style:display-name="Carácter de numeración" style:family="text"/>
    <style:style style:name="WW-Carácter_20_de_20_numeración" style:display-name="WW-Carácter de numeración" style:family="text"/>
    <style:style style:name="WW-Carácter_20_de_20_numeración1" style:display-name="WW-Carácter de numeración1" style:family="text"/>
    <style:style style:name="WW-Carácter_20_de_20_numeración11" style:display-name="WW-Carácter de numeración11" style:family="text"/>
    <style:style style:name="WW-Carácter_20_de_20_numeración111" style:display-name="WW-Carácter de numeración111" style:family="text"/>
    <style:style style:name="WW-Carácter_20_de_20_numeración1111" style:display-name="WW-Carácter de numeración1111" style:family="text"/>
    <style:style style:name="WW-Carácter_20_de_20_numeración11111" style:display-name="WW-Carácter de numeración11111" style:family="text"/>
    <style:style style:name="WW-Carácter_20_de_20_numeración111111" style:display-name="WW-Carácter de numeración111111" style:family="text"/>
    <style:style style:name="Source_20_Text" style:display-name="Source Text"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 style:display-name="WW-Texto fuente"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 style:display-name="WW-Texto fuente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no_20_proporcional" style:display-name="WW-Texto no proporcional" style:family="text">
      <style:text-properties style:font-name="Luxi Mono" fo:font-family="'Luxi Mono'" style:font-family-generic="modern" style:font-name-asian="Luxi Mono" style:font-family-asian="'Luxi Mono'" style:font-family-generic-asian="modern" style:font-name-complex="Luxi Mono" style:font-family-complex="'Luxi Mono'" style:font-family-generic-complex="modern"/>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uente_20_de_20_párrafo_20_predeter." style:display-name="Fuente de párrafo predeter." style:family="text"/>
    <style:style style:name="WW8Num5z0" style:family="text">
      <style:text-properties style:font-name="Symbol1" fo:font-family="Symbol"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sian="Nimbus Roman No9 L" style:font-name-complex="Nimbus Roman No9 L"/>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83cm" fo:margin-left="0cm" fo:margin-right="0cm" fo:margin-bottom="0.984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083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Egilea:Kepa<text:span text:style-name="MT1"> </text:span>Bengoetxea<text:tab/><text:span text:style-name="MT1"> <text:s text:c="30"/></text:span>Praktika:<text:span text:style-name="MT1"> </text:span>C<text:span text:style-name="MT1"> </text:span>lengoaia<text:span text:style-name="MT1"> </text:span>erabiliz<text:span text:style-name="MT1"> </text:span>aplikazioak<text:span text:style-name="MT1"> </text:span>sortu<text:span text:style-name="MT1"> </text:span>GNU/Linuxe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03-08T11:58:29</meta:creation-date>
    <dc:date>2018-03-02T09:41:28.048286668</dc:date>
    <meta:print-date>2113-01-01T00:00:00</meta:print-date>
    <meta:editing-cycles>22</meta:editing-cycles>
    <meta:editing-duration>P24DT35M6S</meta:editing-duration>
    <meta:generator>LibreOffice/5.1.6.2$Linux_X86_64 LibreOffice_project/10m0$Build-2</meta:generator>
    <meta:document-statistic meta:table-count="1" meta:image-count="0" meta:object-count="0" meta:page-count="5" meta:paragraph-count="128" meta:word-count="711" meta:character-count="5513" meta:non-whitespace-character-count="4754"/>
    <meta:user-defined meta:name="Información 1"/>
    <meta:user-defined meta:name="Información 2"/>
    <meta:user-defined meta:name="Información 3"/>
    <meta:user-defined meta:name="Información 4"/>
  </office:meta>
</office:document-meta>
</file>